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200000208B7D6B7243934A003.png" manifest:media-type="image/png"/>
  <manifest:file-entry manifest:full-path="Pictures/100138C400007F36000044C381A18EA0AE7AA143.emf" manifest:media-type="image/x-emf"/>
  <manifest:file-entry manifest:full-path="Pictures/10000001000000330000003EE4CA8F20186EDC2A.png" manifest:media-type="image/png"/>
  <manifest:file-entry manifest:full-path="Pictures/10007754000005440000066CEC3291E81D463083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9861in" fo:margin-left="0.0035in" fo:margin-top="0in" fo:margin-bottom="0in" table:align="left" style:writing-mode="lr-tb"/>
    </style:style>
    <style:style style:name="Table1.A" style:family="table-column">
      <style:table-column-properties style:column-width="1.3674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2.2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5in" fo:padding-right="0.075in" fo:padding-top="0in" fo:padding-bottom="0in" fo:border="0.5pt solid #ffffff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ffffff" fo:border-bottom="0.5pt solid #000000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ffffff" fo:border-bottom="0.5pt solid #000000">
        <style:background-image/>
      </style:table-cell-properties>
    </style:style>
    <style:style style:name="Table1.D2" style:family="table-cell">
      <style:table-cell-properties fo:padding-left="0.075in" fo:padding-right="0.075in" fo:padding-top="0in" fo:padding-bottom="0in" fo:border-left="0.5pt solid #000000" fo:border-right="1pt solid #000000" fo:border-top="0.5pt solid #ffffff" fo:border-bottom="0.5pt solid #000000"/>
    </style:style>
    <style:style style:name="Table1.A3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3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B5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7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e1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1pt solid #000000"/>
    </style:style>
    <style:style style:name="Table1.D9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1pt solid #000000">
        <style:background-image/>
      </style:table-cell-properties>
    </style:style>
    <style:style style:name="Table2" style:family="table">
      <style:table-properties style:width="5.4931in" fo:margin-left="0.5035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3.12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12" style:family="table-row">
      <style:table-row-properties style:min-row-height="0.2528in" fo:keep-together="auto"/>
    </style:style>
    <style:style style:name="Table2.A1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5.4931in" fo:margin-left="0.5035in" fo:margin-top="0in" fo:margin-bottom="0in" table:align="left" style:writing-mode="lr-tb"/>
    </style:style>
    <style:style style:name="Table3.A" style:family="table-column">
      <style:table-column-properties style:column-width="1.7465in"/>
    </style:style>
    <style:style style:name="Table3.B" style:family="table-column">
      <style:table-column-properties style:column-width="3.7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4.5597in" style:rel-width="76%" fo:margin-top="0in" fo:margin-bottom="0in" table:align="center" style:writing-mode="lr-tb"/>
    </style:style>
    <style:style style:name="Table4.A" style:family="table-column">
      <style:table-column-properties style:column-width="2.0542in" style:rel-column-width="29523*"/>
    </style:style>
    <style:style style:name="Table4.B" style:family="table-column">
      <style:table-column-properties style:column-width="2.5056in" style:rel-column-width="36011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A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1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A1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1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5.6403in" style:rel-width="94%" fo:margin-top="0in" fo:margin-bottom="0in" table:align="center" style:writing-mode="lr-tb"/>
    </style:style>
    <style:style style:name="Table5.A" style:family="table-column">
      <style:table-column-properties style:column-width="2.2583in" style:rel-column-width="26240*"/>
    </style:style>
    <style:style style:name="Table5.B" style:family="table-column">
      <style:table-column-properties style:column-width="3.3819in" style:rel-column-width="39294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A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8" style:family="table-row">
      <style:table-row-properties style:min-row-height="0.5215in" fo:keep-together="always"/>
    </style:style>
    <style:style style:name="Table6" style:family="table">
      <style:table-properties style:width="6.2299in" fo:margin-left="-0.0361in" fo:margin-top="0in" fo:margin-bottom="0in" table:align="left" style:writing-mode="lr-tb"/>
    </style:style>
    <style:style style:name="Table6.A" style:family="table-column">
      <style:table-column-properties style:column-width="1.9819in"/>
    </style:style>
    <style:style style:name="Table6.B" style:family="table-column">
      <style:table-column-properties style:column-width="0.809in"/>
    </style:style>
    <style:style style:name="Table6.C" style:family="table-column">
      <style:table-column-properties style:column-width="3.438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0000" fo:padding-left="0.075in" fo:padding-right="0.075in" fo:padding-top="0in" fo:padding-bottom="0in" fo:border-left="none" fo:border-right="1pt solid #ffffff" fo:border-top="none" fo:border-bottom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000000" fo:padding-left="0.075in" fo:padding-right="0.075in" fo:padding-top="0in" fo:padding-bottom="0in" fo:border-left="1pt solid #ffffff" fo:border-right="1pt solid #ffffff" fo:border-top="none" fo:border-bottom="none" style:writing-mode="lr-tb">
        <style:background-image/>
      </style:table-cell-properties>
    </style:style>
    <style:style style:name="Table6.C1" style:family="table-cell">
      <style:table-cell-properties style:vertical-align="middle" fo:background-color="#000000" fo:padding-left="0.075in" fo:padding-right="0.075in" fo:padding-top="0in" fo:padding-bottom="0in" fo:border-left="1pt solid #ffffff" fo:border-right="none" fo:border-top="none" fo:border-bottom="none" style:writing-mode="lr-tb">
        <style:background-image/>
      </style:table-cell-properties>
    </style:style>
    <style:style style:name="Table6.2" style:family="table-row">
      <style:table-row-properties style:min-row-height="0.2993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10" style:family="table-row">
      <style:table-row-properties style:min-row-height="0.5201in" fo:keep-together="auto"/>
    </style:style>
    <style:style style:name="Table6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6.13" style:family="table-row">
      <style:table-row-properties style:min-row-height="0.6229in" fo:keep-together="auto"/>
    </style:style>
    <style:style style:name="Table6.A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14" style:family="table-row">
      <style:table-row-properties style:min-row-height="0.6229in" loext:text-changes-only="false" fo:keep-together="auto"/>
    </style:style>
    <style:style style:name="Table6.A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Arial" style:font-name-complex="Arial1"/>
    </style:style>
    <style:style style:name="P3" style:family="paragraph" style:parent-style-name="caption">
      <style:paragraph-properties fo:margin-left="0.5in" fo:margin-right="0in" fo:text-indent="0in" style:auto-text-indent="false" fo:keep-with-next="always"/>
      <style:text-properties style:font-name="Arial" style:font-name-complex="Arial1"/>
    </style:style>
    <style:style style:name="P4" style:family="paragraph" style:parent-style-name="caption">
      <style:paragraph-properties fo:margin-left="0in" fo:margin-right="0in" fo:text-indent="0.5in" style:auto-text-indent="false" fo:keep-with-next="always"/>
      <style:text-properties style:font-name="Arial" style:font-name-complex="Arial1"/>
    </style:style>
    <style:style style:name="P5" style:family="paragraph" style:parent-style-name="Standard">
      <style:paragraph-properties fo:orphans="0" fo:widows="0"/>
      <style:text-properties style:font-name="Arial" style:font-name-complex="Arial1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Arial" officeooo:rsid="0028dc1a" officeooo:paragraph-rsid="0028dc1a" style:font-name-complex="Arial1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Arial" officeooo:rsid="002ad2aa" officeooo:paragraph-rsid="002ad2aa" style:font-name-complex="Arial1"/>
    </style:style>
    <style:style style:name="P9" style:family="paragraph" style:parent-style-name="Standard">
      <style:paragraph-properties fo:orphans="0" fo:widows="0"/>
      <style:text-properties style:font-name="Arial" officeooo:rsid="0040bb50" officeooo:paragraph-rsid="0040bb50" style:font-name-complex="Arial1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Arial" officeooo:rsid="004220f2" officeooo:paragraph-rsid="004220f2" style:font-name-complex="Arial1"/>
    </style:style>
    <style:style style:name="P11" style:family="paragraph" style:parent-style-name="Standard">
      <style:paragraph-properties fo:orphans="0" fo:widows="0"/>
      <style:text-properties style:font-name="Arial" officeooo:rsid="004cda9f" officeooo:paragraph-rsid="004cda9f" style:font-name-complex="Arial1"/>
    </style:style>
    <style:style style:name="P12" style:family="paragraph" style:parent-style-name="Standard">
      <style:paragraph-properties fo:orphans="0" fo:widows="0"/>
      <style:text-properties style:font-name="Arial" officeooo:rsid="0053b816" officeooo:paragraph-rsid="0053b816" style:font-name-complex="Arial1"/>
    </style:style>
    <style:style style:name="P13" style:family="paragraph" style:parent-style-name="Standard">
      <style:paragraph-properties fo:orphans="0" fo:widows="0"/>
      <style:text-properties style:font-name="Arial" officeooo:rsid="0053c83d" officeooo:paragraph-rsid="0053c83d" style:font-name-complex="Arial1"/>
    </style:style>
    <style:style style:name="P14" style:family="paragraph" style:parent-style-name="Standard">
      <style:paragraph-properties fo:orphans="0" fo:widows="0"/>
      <style:text-properties style:font-name="Arial" officeooo:rsid="0056c533" officeooo:paragraph-rsid="0056c533" style:font-name-complex="Arial1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1"/>
    </style:style>
    <style:style style:name="P16" style:family="paragraph" style:parent-style-name="Standard">
      <style:text-properties fo:color="#ff0000" loext:opacity="100%"/>
    </style:style>
    <style:style style:name="P17" style:family="paragraph" style:parent-style-name="Standard">
      <style:text-properties fo:font-size="4pt" style:font-size-asian="4pt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paragraph-properties fo:margin-left="0.6874in" fo:margin-right="0in" fo:text-indent="0in" style:auto-text-indent="false"/>
      <style:text-properties fo:font-style="italic" style:font-style-asian="italic"/>
    </style:style>
    <style:style style:name="P20" style:family="paragraph" style:parent-style-name="Standard">
      <style:paragraph-properties fo:margin-left="0.6874in" fo:margin-right="0in" fo:text-indent="0in" style:auto-text-indent="false"/>
      <style:text-properties fo:font-style="italic" officeooo:paragraph-rsid="005db255" style:font-style-asian="italic"/>
    </style:style>
    <style:style style:name="P21" style:family="paragraph" style:parent-style-name="Standard">
      <style:paragraph-properties fo:margin-left="0.6874in" fo:margin-right="0in" fo:text-indent="0in" style:auto-text-indent="false"/>
      <style:text-properties fo:font-style="italic" officeooo:paragraph-rsid="00648e20" style:font-style-asian="italic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language-asian="en" style:country-asian="US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31c35b" officeooo:paragraph-rsid="0031c35b" style:letter-kerning="false" style:language-asian="en" style:country-asian="US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5324f7" officeooo:paragraph-rsid="005324f7" style:letter-kerning="false" style:language-asian="en" style:country-asian="US" style:font-size-complex="10pt" style:language-complex="ar" style:country-complex="SA"/>
    </style:style>
    <style:style style:name="P25" style:family="paragraph" style:parent-style-name="Standard">
      <style:text-properties officeooo:paragraph-rsid="0013b722"/>
    </style:style>
    <style:style style:name="P26" style:family="paragraph" style:parent-style-name="caption">
      <style:paragraph-properties fo:margin-left="0in" fo:margin-right="0in" fo:text-indent="0.5in" style:auto-text-indent="false" fo:keep-with-next="always"/>
    </style:style>
    <style:style style:name="P27" style:family="paragraph" style:parent-style-name="RMTrak_20_Tags">
      <style:paragraph-properties fo:margin-left="0.6874in" fo:margin-right="0in" fo:text-indent="0in" style:auto-text-indent="false"/>
      <style:text-properties fo:color="#7030a0" loext:opacity="100%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Black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officeooo:rsid="0031c35b" officeooo:paragraph-rsid="0031c35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officeooo:rsid="005324f7" officeooo:paragraph-rsid="005324f7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Narrow" fo:font-size="11pt" fo:language="en" fo:country="US" style:letter-kerning="false" style:font-name-asian="Times New Roman1" style:font-size-asian="11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left="0.6874in" fo:margin-right="0in" fo:text-indent="-0.5in" style:auto-text-indent="false"/>
    </style:style>
    <style:style style:name="P36" style:family="paragraph" style:parent-style-name="Standard">
      <style:paragraph-properties fo:margin-left="0.6874in" fo:margin-right="0in" fo:text-indent="0in" style:auto-text-indent="false" fo:break-before="page"/>
      <style:text-properties officeooo:paragraph-rsid="0057cac4"/>
    </style:style>
    <style:style style:name="P37" style:family="paragraph" style:parent-style-name="caption">
      <style:paragraph-properties fo:break-before="page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margin-left="0.4in" fo:margin-right="0in" fo:margin-top="0.0835in" fo:margin-bottom="0.0417in" style:contextual-spacing="false" fo:text-indent="0in" style:auto-text-indent="false" fo:break-before="pag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 fo:break-before="page"/>
    </style:style>
    <style:style style:name="P42" style:family="paragraph" style:parent-style-name="Standard" style:master-page-name="">
      <loext:graphic-properties draw:fill="none"/>
      <style:paragraph-properties fo:margin-left="0.1866in" fo:margin-right="0in" fo:margin-top="0in" fo:margin-bottom="0in" style:contextual-spacing="false" fo:text-align="justify" style:justify-single-word="false" fo:orphans="2" fo:widows="2" fo:text-indent="-0.5in" style:auto-text-indent="false" style:page-number="auto" fo:background-color="transparent" style:writing-mode="lr-tb"/>
    </style:style>
    <style:style style:name="P43" style:family="paragraph" style:parent-style-name="Standard">
      <style:text-properties officeooo:rsid="0067d242" officeooo:paragraph-rsid="0067d242"/>
    </style:style>
    <style:style style:name="P44" style:family="paragraph" style:parent-style-name="Heading_20_1" style:list-style-name="">
      <style:paragraph-properties fo:margin-left="0in" fo:margin-right="0in" fo:margin-top="0.0835in" fo:margin-bottom="0.0417in" style:contextual-spacing="false" fo:text-align="center" style:justify-single-word="false" fo:text-indent="0in" style:auto-text-indent="fals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margin-top="0in" fo:margin-bottom="0.0417in" style:contextual-spacing="false"/>
    </style:style>
    <style:style style:name="P47" style:family="paragraph" style:parent-style-name="Heading_20_2" style:list-style-name="">
      <style:paragraph-properties fo:margin-left="0.4in" fo:margin-right="0in" fo:margin-top="0.0835in" fo:margin-bottom="0.0417in" style:contextual-spacing="false" fo:text-indent="0in" style:auto-text-indent="false"/>
    </style:style>
    <style:style style:name="P48" style:family="paragraph" style:parent-style-name="Heading_20_2">
      <style:paragraph-properties fo:margin-top="0.0835in" fo:margin-bottom="0.0417in" style:contextual-spacing="false"/>
    </style:style>
    <style:style style:name="P49" style:family="paragraph" style:parent-style-name="Heading_20_2">
      <style:paragraph-properties fo:margin-top="0.0835in" fo:margin-bottom="0.0417in" style:contextual-spacing="false" fo:break-before="page"/>
    </style:style>
    <style:style style:name="P50" style:family="paragraph" style:parent-style-name="Heading_20_2" style:list-style-name="">
      <style:paragraph-properties fo:margin-top="0.0835in" fo:margin-bottom="0.0417in" style:contextual-spacing="false" fo:text-align="justify" style:justify-single-word="false" fo:orphans="2" fo:widows="2"/>
    </style:style>
    <style:style style:name="P51" style:family="paragraph" style:parent-style-name="Heading_20_3">
      <style:paragraph-properties fo:margin-left="0.6874in" fo:margin-right="0in" fo:text-indent="-0.5in" style:auto-text-indent="false"/>
    </style:style>
    <style:style style:name="P52" style:family="paragraph" style:parent-style-name="Heading_20_3">
      <style:paragraph-properties fo:margin-left="0.6874in" fo:margin-right="0in" fo:margin-top="0in" fo:margin-bottom="0in" style:contextual-spacing="false" fo:text-indent="-0.5in" style:auto-text-indent="false"/>
    </style:style>
    <style:style style:name="P53" style:family="paragraph" style:parent-style-name="Heading_20_3">
      <style:paragraph-properties fo:margin-left="0.6874in" fo:margin-right="0in" fo:text-indent="-0.5in" style:auto-text-indent="false"/>
      <style:text-properties officeooo:paragraph-rsid="005db255"/>
    </style:style>
    <style:style style:name="P54" style:family="paragraph" style:parent-style-name="Heading_20_3">
      <style:paragraph-properties fo:margin-left="0.6874in" fo:margin-right="0in" fo:margin-top="0.0835in" fo:margin-bottom="0in" style:contextual-spacing="false" fo:text-align="justify" style:justify-single-word="false" fo:orphans="2" fo:widows="2" fo:text-indent="-0.5in" style:auto-text-indent="false" style:writing-mode="lr-tb"/>
    </style:style>
    <style:style style:name="P55" style:family="paragraph" style:parent-style-name="Heading_20_3">
      <style:paragraph-properties fo:margin-left="0.6874in" fo:margin-right="0in" fo:margin-top="0in" fo:margin-bottom="0in" style:contextual-spacing="false" fo:text-align="justify" style:justify-single-word="false" fo:orphans="2" fo:widows="2" fo:text-indent="-0.5in" style:auto-text-indent="false" style:writing-mode="lr-tb"/>
    </style:style>
    <style:style style:name="P56" style:family="paragraph" style:parent-style-name="Heading_20_3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67d242"/>
    </style:style>
    <style:style style:name="P57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paragraph-rsid="0067d242"/>
    </style:style>
    <style:style style:name="P58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</style:style>
    <style:style style:name="P59" style:family="paragraph" style:parent-style-name="Heading_20_3">
      <style:paragraph-properties fo:margin-left="0.6874in" fo:margin-right="0in" fo:text-indent="-0.5in" style:auto-text-indent="false"/>
      <style:text-properties officeooo:paragraph-rsid="00648e20"/>
    </style:style>
    <style:style style:name="P60" style:family="paragraph" style:parent-style-name="Heading_20_3">
      <style:paragraph-properties fo:margin-left="0.6874in" fo:margin-right="0in" fo:text-indent="-0.5in" style:auto-text-indent="false"/>
      <style:text-properties officeooo:paragraph-rsid="006291a3"/>
    </style:style>
    <style:style style:name="P61" style:family="paragraph" style:parent-style-name="Heading_20_3">
      <style:paragraph-properties fo:margin-left="0.6874in" fo:margin-right="0in" fo:text-indent="-0.5in" style:auto-text-indent="false"/>
      <style:text-properties officeooo:paragraph-rsid="00542441"/>
    </style:style>
    <style:style style:name="P62" style:family="paragraph" style:parent-style-name="Heading_20_3">
      <style:paragraph-properties fo:margin-left="0.75in" fo:margin-right="0in" fo:text-indent="-0.5626in" style:auto-text-indent="false"/>
      <style:text-properties officeooo:paragraph-rsid="00542441"/>
    </style:style>
    <style:style style:name="P63" style:family="paragraph" style:parent-style-name="Heading_20_3" style:list-style-name="">
      <style:paragraph-properties fo:margin-left="0.8126in" fo:margin-right="0in" fo:text-indent="0in" style:auto-text-indent="false"/>
      <style:text-properties officeooo:paragraph-rsid="006291a3"/>
    </style:style>
    <style:style style:name="P64" style:family="paragraph" style:parent-style-name="Heading_20_3" style:list-style-name="">
      <style:paragraph-properties fo:margin-left="0.6874in" fo:margin-right="0in" fo:text-indent="0in" style:auto-text-indent="false"/>
    </style:style>
    <style:style style:name="P65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color="#ffffff" loext:opacity="100%" fo:font-size="11pt" fo:font-weight="bold" style:font-name-asian="MS Mincho" style:font-size-asian="11pt" style:font-weight-asian="bold" style:font-size-complex="11pt" style:font-weight-complex="normal"/>
    </style:style>
    <style:style style:name="P6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767eb" style:font-name-asian="MS Mincho" style:font-size-asian="10pt" style:font-size-complex="11pt" style:font-weight-complex="normal"/>
    </style:style>
    <style:style style:name="P67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2dacd9" officeooo:paragraph-rsid="002dacd9" style:font-name-asian="MS Mincho" style:font-size-asian="10pt" style:font-size-complex="11pt" style:font-weight-complex="normal"/>
    </style:style>
    <style:style style:name="P6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362524" officeooo:paragraph-rsid="00362524" style:font-name-asian="MS Mincho" style:font-size-asian="10pt" style:font-size-complex="11pt" style:font-weight-complex="normal"/>
    </style:style>
    <style:style style:name="P69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44a0c9" officeooo:paragraph-rsid="0044a0c9" style:font-name-asian="MS Mincho" style:font-size-asian="10pt" style:font-size-complex="11pt" style:font-weight-complex="normal"/>
    </style:style>
    <style:style style:name="P7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587ae4" officeooo:paragraph-rsid="00587ae4" style:font-name-asian="MS Mincho" style:font-size-asian="10pt" style:font-size-complex="11pt" style:font-weight-complex="normal"/>
    </style:style>
    <style:style style:name="P7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5bcb7c" officeooo:paragraph-rsid="005bcb7c" style:font-name-asian="MS Mincho" style:font-size-asian="10pt" style:font-size-complex="11pt" style:font-weight-complex="normal"/>
    </style:style>
    <style:style style:name="P72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73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6a9612" officeooo:paragraph-rsid="006a9612" style:font-name-asian="MS Mincho" style:font-size-asian="10pt" style:font-size-complex="11pt" style:font-weight-complex="normal"/>
    </style:style>
    <style:style style:name="P74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75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7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223253" style:font-name-asian="MS Mincho" style:font-size-asian="10pt" style:font-size-complex="11pt"/>
    </style:style>
    <style:style style:name="P7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7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79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362524" officeooo:paragraph-rsid="00362524" style:font-name-asian="MS Mincho" style:font-size-asian="10pt" style:font-size-complex="11pt"/>
    </style:style>
    <style:style style:name="P8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362524" officeooo:paragraph-rsid="00362524" style:font-name-asian="MS Mincho" style:font-size-asian="10pt" style:font-size-complex="11pt"/>
    </style:style>
    <style:style style:name="P8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44a0c9" officeooo:paragraph-rsid="0044a0c9" style:font-name-asian="MS Mincho" style:font-size-asian="10pt" style:font-size-complex="11pt"/>
    </style:style>
    <style:style style:name="P82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44a0c9" officeooo:paragraph-rsid="0044a0c9" style:font-name-asian="MS Mincho" style:font-size-asian="10pt" style:font-size-complex="11pt"/>
    </style:style>
    <style:style style:name="P83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587ae4" officeooo:paragraph-rsid="00587ae4" style:font-name-asian="MS Mincho" style:font-size-asian="10pt" style:font-size-complex="11pt"/>
    </style:style>
    <style:style style:name="P8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587ae4" officeooo:paragraph-rsid="00587ae4" style:font-name-asian="MS Mincho" style:font-size-asian="10pt" style:font-size-complex="11pt"/>
    </style:style>
    <style:style style:name="P85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5bcb7c" officeooo:paragraph-rsid="005bcb7c" style:font-name-asian="MS Mincho" style:font-size-asian="10pt" style:font-size-complex="11pt"/>
    </style:style>
    <style:style style:name="P8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5bcb7c" officeooo:paragraph-rsid="005bcb7c" style:font-name-asian="MS Mincho" style:font-size-asian="10pt" style:font-size-complex="11pt"/>
    </style:style>
    <style:style style:name="P8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8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89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6a9612" officeooo:paragraph-rsid="006a9612" style:font-name-asian="MS Mincho" style:font-size-asian="10pt" style:font-size-complex="11pt"/>
    </style:style>
    <style:style style:name="P9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6a9612" officeooo:paragraph-rsid="006a9612" style:font-name-asian="MS Mincho" style:font-size-asian="10pt" style:font-size-complex="11pt"/>
    </style:style>
    <style:style style:name="P91" style:family="paragraph" style:parent-style-name="Heading_20_3">
      <style:paragraph-properties fo:margin-left="0.6874in" fo:margin-right="0in" fo:text-indent="-0.5in" style:auto-text-indent="false"/>
      <style:text-properties officeooo:paragraph-rsid="001cb514"/>
    </style:style>
    <style:style style:name="P92" style:family="paragraph" style:parent-style-name="Heading_20_3">
      <style:paragraph-properties fo:margin-left="0.6874in" fo:margin-right="0in" fo:margin-top="0in" fo:margin-bottom="0in" style:contextual-spacing="false" fo:text-align="start" style:justify-single-word="false" fo:text-indent="-0.5in" style:auto-text-indent="false"/>
    </style:style>
    <style:style style:name="P93" style:family="paragraph" style:parent-style-name="Heading_20_3">
      <style:paragraph-properties fo:margin-left="0.8126in" fo:margin-right="0in" fo:text-indent="-0.6252in" style:auto-text-indent="false"/>
      <style:text-properties fo:color="#000000" loext:opacity="100%"/>
    </style:style>
    <style:style style:name="P94" style:family="paragraph" style:parent-style-name="Heading_20_3">
      <style:paragraph-properties fo:margin-left="0.8126in" fo:margin-right="0in" fo:text-indent="-0.6252in" style:auto-text-indent="false"/>
    </style:style>
    <style:style style:name="P95" style:family="paragraph" style:parent-style-name="Heading_20_3">
      <style:paragraph-properties fo:margin-left="0.75in" fo:margin-right="0in" fo:text-indent="-0.5626in" style:auto-text-indent="false"/>
    </style:style>
    <style:style style:name="P96" style:family="paragraph" style:parent-style-name="Heading_20_3">
      <style:paragraph-properties fo:margin-left="0.8126in" fo:margin-right="0in" fo:text-indent="-0.6252in" style:auto-text-indent="false">
        <style:tab-stops>
          <style:tab-stop style:position="0.8126in"/>
        </style:tab-stops>
      </style:paragraph-properties>
    </style:style>
    <style:style style:name="P97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rsid="0040bb50" officeooo:paragraph-rsid="0040bb50"/>
    </style:style>
    <style:style style:name="P98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rsid="0053b816" officeooo:paragraph-rsid="0053b816"/>
    </style:style>
    <style:style style:name="P99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rsid="00542441" officeooo:paragraph-rsid="00542441"/>
    </style:style>
    <style:style style:name="P100" style:family="paragraph" style:parent-style-name="Heading_20_3">
      <style:paragraph-properties fo:margin-left="0.6874in" fo:margin-right="0in" fo:text-indent="-0.5in" style:auto-text-indent="false"/>
      <style:text-properties officeooo:paragraph-rsid="003485e3"/>
    </style:style>
    <style:style style:name="P101" style:family="paragraph" style:parent-style-name="Heading_20_4">
      <style:paragraph-properties fo:margin-left="0.6874in" fo:margin-right="0in" fo:text-indent="-0.65in" style:auto-text-indent="false"/>
    </style:style>
    <style:style style:name="P102" style:family="paragraph" style:parent-style-name="Heading_20_4">
      <style:paragraph-properties fo:margin-left="0.6874in" fo:margin-right="0in" fo:text-indent="-0.65in" style:auto-text-indent="false"/>
      <style:text-properties officeooo:paragraph-rsid="0030d1e1"/>
    </style:style>
    <style:style style:name="P103" style:family="paragraph" style:parent-style-name="Standard" style:list-style-name="WWNum27"/>
    <style:style style:name="P104" style:family="paragraph" style:parent-style-name="Standard" style:list-style-name="WWNum27">
      <style:text-properties style:font-name="Arial" officeooo:rsid="00156b0c" officeooo:paragraph-rsid="00156b0c" style:font-name-complex="Arial1"/>
    </style:style>
    <style:style style:name="P105" style:family="paragraph" style:parent-style-name="Standard" style:list-style-name="WWNum27">
      <style:text-properties style:font-name="Arial" style:font-name-complex="Arial1"/>
    </style:style>
    <style:style style:name="P106" style:family="paragraph" style:parent-style-name="Standard" style:list-style-name="WWNum27">
      <style:text-properties style:font-name="Arial" officeooo:paragraph-rsid="001b4df0" style:font-name-complex="Arial1"/>
    </style:style>
    <style:style style:name="P107" style:family="paragraph" style:parent-style-name="Standard" style:list-style-name="WWNum35">
      <style:text-properties style:font-name="Arial" style:font-name-complex="Arial1"/>
    </style:style>
    <style:style style:name="P108" style:family="paragraph" style:parent-style-name="Standard">
      <style:paragraph-properties fo:orphans="0" fo:widows="0"/>
      <style:text-properties style:font-name="Arial" style:font-name-complex="Arial1"/>
    </style:style>
    <style:style style:name="P109" style:family="paragraph" style:parent-style-name="Standard">
      <style:paragraph-properties fo:margin-left="0.6874in" fo:margin-right="0in" fo:margin-top="0in" fo:margin-bottom="0in" style:contextual-spacing="false" fo:text-indent="-0.5in" style:auto-text-indent="false"/>
    </style:style>
    <style:style style:name="P110" style:family="paragraph" style:parent-style-name="Standard">
      <style:paragraph-properties fo:margin-left="0.6874in" fo:margin-right="0in" fo:text-indent="-0.5in" style:auto-text-indent="false"/>
    </style:style>
    <style:style style:name="P111" style:family="paragraph" style:parent-style-name="Standard">
      <style:paragraph-properties fo:margin-left="0.6874in" fo:margin-right="0in" fo:text-indent="0in" style:auto-text-indent="false"/>
      <style:text-properties officeooo:rsid="0057cac4"/>
    </style:style>
    <style:style style:name="P1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1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4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de8cb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in" fo:margin-right="0in" fo:margin-top="0in" fo:margin-bottom="0in" fo:line-height="100%" fo:text-indent="0in" style:writing-mode="lr-tb"/>
    </style:style>
    <style:style style:name="P120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1" style:font-size-complex="6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de8cb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style="italic" officeooo:rsid="0012933e" style:font-size-asian="12pt" style:font-style-asian="italic" style:font-size-complex="12pt"/>
    </style:style>
    <style:style style:name="T5" style:family="text">
      <style:text-properties fo:font-size="12pt" fo:font-style="italic" officeooo:rsid="0064a92e" style:font-size-asian="12pt" style:font-style-asian="italic" style:font-size-complex="12pt"/>
    </style:style>
    <style:style style:name="T6" style:family="text">
      <style:text-properties fo:font-size="12pt" fo:font-weight="bold" style:letter-kerning="false" style:font-size-asian="12pt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text:display="none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style:font-name="Arial" fo:font-size="12pt" officeooo:rsid="004220f2" style:font-size-asian="12pt" style:font-name-complex="Arial1" style:font-weight-complex="bold"/>
    </style:style>
    <style:style style:name="T13" style:family="text">
      <style:text-properties style:font-name="Arial" fo:font-size="12pt" officeooo:rsid="0048d7e9" style:font-size-asian="12pt" style:font-name-complex="Arial1" style:font-weight-complex="bold"/>
    </style:style>
    <style:style style:name="T14" style:family="text">
      <style:text-properties style:font-name="Arial" fo:font-size="12pt" fo:font-weight="normal" style:font-size-asian="12pt" style:font-weight-asian="normal" style:font-name-complex="Arial1" style:font-size-complex="12pt"/>
    </style:style>
    <style:style style:name="T15" style:family="text">
      <style:text-properties style:font-name="Arial" fo:font-size="12pt" fo:font-weight="normal" officeooo:rsid="0064a92e" style:font-size-asian="12pt" style:font-weight-asian="normal" style:font-name-complex="Arial1" style:font-size-complex="12pt"/>
    </style:style>
    <style:style style:name="T16" style:family="text">
      <style:text-properties style:font-name="Arial" fo:font-size="12pt" fo:font-weight="normal" officeooo:rsid="006a9612" style:font-size-asian="12pt" style:font-weight-asian="normal" style:font-name-complex="Arial1" style:font-size-complex="12pt"/>
    </style:style>
    <style:style style:name="T17" style:family="text">
      <style:text-properties style:font-name="Arial" fo:font-weight="bold" style:font-weight-asian="bold" style:font-name-complex="Arial1"/>
    </style:style>
    <style:style style:name="T18" style:family="text">
      <style:text-properties style:font-name="Arial" style:font-name-complex="Arial1"/>
    </style:style>
    <style:style style:name="T19" style:family="text">
      <style:text-properties style:font-name="Arial" officeooo:rsid="0012933e" style:font-name-complex="Arial1"/>
    </style:style>
    <style:style style:name="T20" style:family="text">
      <style:text-properties style:font-name="Arial" officeooo:rsid="0013b722" style:font-name-complex="Arial1"/>
    </style:style>
    <style:style style:name="T21" style:family="text">
      <style:text-properties style:font-name="Arial" officeooo:rsid="00156b0c" style:font-name-complex="Arial1"/>
    </style:style>
    <style:style style:name="T22" style:family="text">
      <style:text-properties style:font-name="Arial" officeooo:rsid="0019de80" style:font-name-complex="Arial1"/>
    </style:style>
    <style:style style:name="T23" style:family="text">
      <style:text-properties style:font-name="Arial" officeooo:rsid="001b4df0" style:font-name-complex="Arial1"/>
    </style:style>
    <style:style style:name="T24" style:family="text">
      <style:text-properties style:font-name="Arial" officeooo:rsid="0042c1b5" style:font-name-complex="Arial1"/>
    </style:style>
    <style:style style:name="T25" style:family="text">
      <style:text-properties style:font-name="Arial" officeooo:rsid="0047e940" style:font-name-complex="Arial1"/>
    </style:style>
    <style:style style:name="T26" style:family="text">
      <style:text-properties style:font-name="Arial" officeooo:rsid="0056c533" style:font-name-complex="Arial1"/>
    </style:style>
    <style:style style:name="T27" style:family="text">
      <style:text-properties style:font-name="Arial" officeooo:rsid="0059ba91" style:font-name-complex="Arial1"/>
    </style:style>
    <style:style style:name="T28" style:family="text">
      <style:text-properties style:font-name="Arial" officeooo:rsid="006a9612" style:font-name-complex="Arial1"/>
    </style:style>
    <style:style style:name="T29" style:family="text">
      <style:text-properties style:font-name="Arial" style:font-name-complex="Arial1" style:font-weight-complex="bold"/>
    </style:style>
    <style:style style:name="T30" style:family="text">
      <style:text-properties style:font-name="Arial" fo:font-size="18pt" fo:font-weight="bold" style:font-size-asian="18pt" style:font-weight-asian="bold" style:font-size-complex="18pt"/>
    </style:style>
    <style:style style:name="T31" style:family="text">
      <style:text-properties style:font-name="Arial" fo:font-size="18pt" fo:font-weight="bold" officeooo:rsid="0012933e" style:font-size-asian="18pt" style:font-weight-asian="bold" style:font-size-complex="18pt"/>
    </style:style>
    <style:style style:name="T32" style:family="text">
      <style:text-properties style:font-name="Arial" fo:font-size="18pt" fo:font-weight="bold" officeooo:rsid="0064a92e" style:font-size-asian="18pt" style:font-weight-asian="bold" style:font-size-complex="18pt"/>
    </style:style>
    <style:style style:name="T33" style:family="text">
      <style:text-properties style:font-name="Arial" fo:font-size="18pt" fo:font-style="italic" fo:font-weight="bold" style:font-size-asian="18pt" style:font-style-asian="italic" style:font-weight-asian="bold" style:font-size-complex="18pt"/>
    </style:style>
    <style:style style:name="T34" style:family="text">
      <style:text-properties style:font-name="Arial" fo:font-style="italic" style:font-style-asian="italic" style:font-name-complex="Arial1"/>
    </style:style>
    <style:style style:name="T35" style:family="text">
      <style:text-properties style:font-name="Arial" fo:font-style="italic" officeooo:rsid="0053c83d" style:font-style-asian="italic" style:font-name-complex="Arial1"/>
    </style:style>
    <style:style style:name="T36" style:family="text">
      <style:text-properties style:font-name="Arial" fo:font-style="normal" officeooo:rsid="0019de80" style:font-style-asian="normal" style:font-name-complex="Arial1" style:font-style-complex="normal"/>
    </style:style>
    <style:style style:name="T37" style:family="text">
      <style:text-properties text:display="none"/>
    </style:style>
    <style:style style:name="T38" style:family="text">
      <style:text-properties text:display="true"/>
    </style:style>
    <style:style style:name="T39" style:family="text">
      <style:text-properties style:font-size-complex="12pt"/>
    </style:style>
    <style:style style:name="T40" style:family="text">
      <style:text-properties officeooo:rsid="001cb514" style:font-size-complex="12pt"/>
    </style:style>
    <style:style style:name="T41" style:family="text">
      <style:text-properties fo:color="#ff0000" loext:opacity="100%"/>
    </style:style>
    <style:style style:name="T42" style:family="text">
      <style:text-properties fo:color="#ff0000" loext:opacity="100%" fo:font-size="10pt" fo:font-weight="bold" style:font-size-asian="10pt" style:font-weight-asian="bold" style:font-size-complex="12pt"/>
    </style:style>
    <style:style style:name="T43" style:family="text">
      <style:text-properties fo:color="#ff0000" loext:opacity="100%" style:font-weight-complex="normal"/>
    </style:style>
    <style:style style:name="T44" style:family="text">
      <style:text-properties style:text-position="super 58%"/>
    </style:style>
    <style:style style:name="T45" style:family="text">
      <style:text-properties fo:color="#000000" loext:opacity="100%"/>
    </style:style>
    <style:style style:name="T46" style:family="text">
      <style:text-properties fo:color="#000000" loext:opacity="100%" style:font-weight-complex="normal"/>
    </style:style>
    <style:style style:name="T47" style:family="text">
      <style:text-properties fo:color="#000000" loext:opacity="100%" fo:font-weight="normal" style:font-weight-asian="normal" text:display="true"/>
    </style:style>
    <style:style style:name="T48" style:family="text">
      <style:text-properties fo:color="#000000" loext:opacity="100%" fo:font-weight="normal" officeooo:rsid="004cbf0b" style:font-weight-asian="normal" text:display="true"/>
    </style:style>
    <style:style style:name="T49" style:family="text">
      <style:text-properties fo:color="#000000" loext:opacity="100%" fo:font-weight="normal" officeooo:rsid="006104ca" style:font-weight-asian="normal" text:display="true"/>
    </style:style>
    <style:style style:name="T50" style:family="text">
      <style:text-properties fo:color="#000000" loext:opacity="100%" style:text-position="super 58%"/>
    </style:style>
    <style:style style:name="T51" style:family="text">
      <style:text-properties fo:color="#000000" loext:opacity="100%" text:display="true"/>
    </style:style>
    <style:style style:name="T52" style:family="text">
      <style:text-properties fo:font-weight="normal" style:font-weight-asian="normal" text:display="true"/>
    </style:style>
    <style:style style:name="T53" style:family="text">
      <style:text-properties style:use-window-font-color="true" loext:opacity="0%" fo:font-weight="normal" style:font-weight-asian="normal" style:font-weight-complex="bold" text:display="true"/>
    </style:style>
    <style:style style:name="T54" style:family="text">
      <style:text-properties style:font-name="Arial Black" style:font-name-asian="Times New Roman1" style:font-name-complex="Times New Roman1"/>
    </style:style>
    <style:style style:name="T55" style:family="text">
      <style:text-properties style:font-name="Symbol1" style:font-name-asian="Symbol2" style:font-name-complex="Symbol2"/>
    </style:style>
    <style:style style:name="T56" style:family="text">
      <style:text-properties style:font-name="Symbol1" fo:font-size="11pt" style:font-name-asian="Symbol2" style:font-size-asian="11pt" style:font-name-complex="Symbol2"/>
    </style:style>
    <style:style style:name="T57" style:family="text">
      <style:text-properties style:font-name="Arial Narrow" fo:font-size="11pt" style:font-name-asian="Times New Roman1" style:font-size-asian="11pt" style:font-name-complex="Times New Roman1"/>
    </style:style>
    <style:style style:name="T58" style:family="text">
      <style:text-properties officeooo:rsid="00164a2d"/>
    </style:style>
    <style:style style:name="T59" style:family="text">
      <style:text-properties officeooo:rsid="001767eb"/>
    </style:style>
    <style:style style:name="T60" style:family="text">
      <style:text-properties officeooo:rsid="0019de80"/>
    </style:style>
    <style:style style:name="T61" style:family="text">
      <style:text-properties officeooo:rsid="001b4df0"/>
    </style:style>
    <style:style style:name="T62" style:family="text">
      <style:text-properties officeooo:rsid="001cb514"/>
    </style:style>
    <style:style style:name="T63" style:family="text">
      <style:text-properties officeooo:rsid="001e7d23"/>
    </style:style>
    <style:style style:name="T64" style:family="text">
      <style:text-properties officeooo:rsid="0022aa1b"/>
    </style:style>
    <style:style style:name="T65" style:family="text">
      <style:text-properties officeooo:rsid="0028dc1a"/>
    </style:style>
    <style:style style:name="T66" style:family="text">
      <style:text-properties officeooo:rsid="002ad2aa"/>
    </style:style>
    <style:style style:name="T67" style:family="text">
      <style:text-properties officeooo:rsid="002dacd9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30ccb6"/>
    </style:style>
    <style:style style:name="T70" style:family="text">
      <style:text-properties officeooo:rsid="0030d1e1"/>
    </style:style>
    <style:style style:name="T71" style:family="text">
      <style:text-properties officeooo:rsid="0031c35b"/>
    </style:style>
    <style:style style:name="T72" style:family="text">
      <style:text-properties officeooo:rsid="00332ed2"/>
    </style:style>
    <style:style style:name="T73" style:family="text">
      <style:text-properties officeooo:rsid="003485e3"/>
    </style:style>
    <style:style style:name="T74" style:family="text">
      <style:text-properties officeooo:rsid="003bb7b4"/>
    </style:style>
    <style:style style:name="T75" style:family="text">
      <style:text-properties officeooo:rsid="003c57c1"/>
    </style:style>
    <style:style style:name="T76" style:family="text">
      <style:text-properties officeooo:rsid="003ddf15"/>
    </style:style>
    <style:style style:name="T77" style:family="text">
      <style:text-properties officeooo:rsid="0040bb50"/>
    </style:style>
    <style:style style:name="T78" style:family="text">
      <style:text-properties officeooo:rsid="004220f2"/>
    </style:style>
    <style:style style:name="T79" style:family="text">
      <style:text-properties officeooo:rsid="0042c1b5"/>
    </style:style>
    <style:style style:name="T80" style:family="text">
      <style:text-properties officeooo:rsid="0048d7e9"/>
    </style:style>
    <style:style style:name="T81" style:family="text">
      <style:text-properties officeooo:rsid="004cda9f"/>
    </style:style>
    <style:style style:name="T82" style:family="text">
      <style:text-properties officeooo:rsid="004fd620"/>
    </style:style>
    <style:style style:name="T83" style:family="text">
      <style:text-properties officeooo:rsid="00513e3d"/>
    </style:style>
    <style:style style:name="T84" style:family="text">
      <style:text-properties officeooo:rsid="005324f7"/>
    </style:style>
    <style:style style:name="T85" style:family="text">
      <style:text-properties officeooo:rsid="0053b816"/>
    </style:style>
    <style:style style:name="T86" style:family="text">
      <style:text-properties officeooo:rsid="0053c83d"/>
    </style:style>
    <style:style style:name="T87" style:family="text">
      <style:text-properties officeooo:rsid="0054d119"/>
    </style:style>
    <style:style style:name="T88" style:family="text">
      <style:text-properties officeooo:rsid="0056c533"/>
    </style:style>
    <style:style style:name="T89" style:family="text">
      <style:text-properties officeooo:rsid="005aa68d"/>
    </style:style>
    <style:style style:name="T90" style:family="text"/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1" style:font-size-complex="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791in" fo:min-width="0.473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65in" fo:min-width="1.142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54in" fo:min-width="1.06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835in" fo:min-width="0.9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61in" fo:min-width="1.1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54in" fo:min-width="1.1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6957in" fo:min-width="1.42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dash" draw:stroke-dash="Double_20_Dash" svg:stroke-width="0in" svg:stroke-color="#000000" draw:marker-start="" draw:marker-start-width="0.0783in" draw:marker-start-center="false" draw:marker-end="" draw:marker-end-width="0.0783in" draw:marker-end-center="false" svg:stroke-linecap="butt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dash" draw:stroke-dash="Long_20_Dash" svg:stroke-width="0in" svg:stroke-color="#000000" draw:marker-start="" draw:marker-start-width="0.0783in" draw:marker-start-center="false" draw:marker-end="" draw:marker-end-width="0.0783in" draw:marker-end-center="false" svg:stroke-linecap="butt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dash" draw:stroke-dash="Long_20_Dash_20__28_Rounded_29_" svg:stroke-width="0in" svg:stroke-color="#000000" draw:marker-start="" draw:marker-start-width="0.0783in" draw:marker-start-center="false" draw:marker-end="" draw:marker-end-width="0.0783in" draw:marker-end-center="false" svg:stroke-linecap="round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445in" fo:min-width="1.00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1in" fo:min-width="0.2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1in" fo:min-width="0.21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9in" fo:min-width="0.27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73in" fo:min-width="0.27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57in" fo:min-width="0.58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57in" fo:min-width="0.716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65in" fo:min-width="0.9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311in" fo:min-width="2.11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311in" fo:min-width="0.97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3.1516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0925in" fo:min-width="0.1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22in" fo:min-width="0.08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dash" draw:stroke-dash="Long_20_Dash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0" style:family="graphic">
      <style:graphic-properties draw:stroke="solid" svg:stroke-width="0in" svg:stroke-color="#1c1c1c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2.3866in" fo:min-width="1.7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709in" fo:min-width="0.57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071in" fo:min-width="0.855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4" style:family="graphic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6.4016in" fo:min-width="6.80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dash" draw:stroke-dash="Long_20_Dash_20__28_Rounded_29_" svg:stroke-width="0in" svg:stroke-color="#000000" draw:marker-start="" draw:marker-start-width="0.0783in" draw:marker-start-center="false" draw:marker-end="" draw:marker-end-width="0.0783in" draw:marker-end-center="false" svg:stroke-linecap="round" draw:fill="solid" draw:fill-color="#dde8cb" draw:textarea-horizontal-align="justify" draw:textarea-vertical-align="middle" draw:auto-grow-height="false" fo:min-height="0.6665in" fo:min-width="1.06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134in" fo:min-width="1.42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98in" fo:min-width="0.813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8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>
        <text:changed-region xml:id="ct93920474545520" text:id="ct93920474545520">
          <text:insertion>
            <office:change-info>
              <dc:creator>Mike Moore</dc:creator>
              <dc:date>2022-12-06T10:21:28</dc:date>
            </office:change-info>
          </text:insertion>
        </text:changed-region>
        <text:changed-region xml:id="ct93920527116288" text:id="ct93920527116288">
          <text:insertion>
            <office:change-info>
              <dc:creator>Mike Moore</dc:creator>
              <dc:date>2022-12-07T16:52:24</dc:date>
            </office:change-info>
          </text:insertion>
        </text:changed-region>
        <text:changed-region xml:id="ct93920528915680" text:id="ct93920528915680">
          <text:deletion>
            <office:change-info>
              <dc:creator>Mike Moore</dc:creator>
              <dc:date>2022-12-07T16:52:23</dc:date>
            </office:change-info>
            <text:p text:style-name="Standard"><text:span text:style-name="T19">0.</text:span><text:span text:style-name="T27">7</text:span></text:p>
          </text:deletion>
        </text:changed-region>
        <text:changed-region xml:id="ct93920474544848" text:id="ct93920474544848">
          <text:insertion>
            <office:change-info>
              <dc:creator>Mike Moore</dc:creator>
              <dc:date>2022-12-06T10:20:37</dc:date>
            </office:change-info>
          </text:insertion>
        </text:changed-region>
        <text:changed-region xml:id="ct93920474852560" text:id="ct93920474852560">
          <text:deletion>
            <office:change-info>
              <dc:creator>Mike Moore</dc:creator>
              <dc:date>2022-12-06T10:20:47</dc:date>
            </office:change-info>
            <text:h text:style-name="P44" text:outline-level="1"><text:span text:style-name="Title1"><text:span text:style-name="T33"/></text:span></text:h>
            <text:h text:style-name="P44" text:outline-level="1"><text:span text:style-name="Title1"><text:span text:style-name="T33"/></text:span></text:h>
          </text:deletion>
        </text:changed-region>
        <text:changed-region xml:id="ct93920474852272" text:id="ct93920474852272">
          <text:insertion>
            <office:change-info>
              <dc:creator>Unknown Author</dc:creator>
              <dc:date>2022-08-16T18:55:34</dc:date>
            </office:change-info>
          </text:insertion>
        </text:changed-region>
        <text:changed-region xml:id="ct93920537284448" text:id="ct93920537284448">
          <text:insertion>
            <office:change-info>
              <dc:creator>Mike Moore</dc:creator>
              <dc:date>2022-12-07T16:52:33</dc:date>
            </office:change-info>
          </text:insertion>
        </text:changed-region>
        <text:changed-region xml:id="ct93920482497056" text:id="ct93920482497056">
          <text:insertion>
            <office:change-info>
              <dc:creator>Mike Moore</dc:creator>
              <dc:date>2022-12-07T16:52:45</dc:date>
            </office:change-info>
          </text:insertion>
        </text:changed-region>
        <text:changed-region xml:id="ct93920529837776" text:id="ct93920529837776">
          <text:insertion>
            <office:change-info>
              <dc:creator>Mike Moore</dc:creator>
              <dc:date>2022-12-07T16:52:49</dc:date>
            </office:change-info>
          </text:insertion>
        </text:changed-region>
        <text:changed-region xml:id="ct93920511903712" text:id="ct93920511903712">
          <text:insertion>
            <office:change-info>
              <dc:creator>Mike Moore</dc:creator>
              <dc:date>2022-12-07T16:53:49</dc:date>
            </office:change-info>
          </text:insertion>
        </text:changed-region>
        <text:changed-region xml:id="ct93920474537856" text:id="ct93920474537856">
          <text:deletion>
            <office:change-info>
              <dc:creator>Mike Moore</dc:creator>
              <dc:date>2022-12-04T14:19:12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93920475091552" text:id="ct93920475091552">
          <text:deletion>
            <office:change-info>
              <dc:creator>Mike Moore</dc:creator>
              <dc:date>2022-12-04T14:19:32</dc:date>
            </office:change-info>
            <text:h text:style-name="Heading_20_1" text:outline-level="1"/>
            <text:h text:style-name="Heading_20_2" text:outline-level="2"/>
            <text:p text:style-name="Standard"/>
          </text:deletion>
        </text:changed-region>
        <text:changed-region xml:id="ct93920475085664" text:id="ct93920475085664">
          <text:insertion>
            <office:change-info>
              <dc:creator>Mike Moore</dc:creator>
              <dc:date>2022-12-04T14:19:39</dc:date>
            </office:change-info>
          </text:insertion>
        </text:changed-region>
        <text:changed-region xml:id="ct93920475089872" text:id="ct93920475089872">
          <text:insertion>
            <office:change-info>
              <dc:creator>Unknown Author</dc:creator>
              <dc:date>2022-08-16T19:09:47</dc:date>
            </office:change-info>
          </text:insertion>
        </text:changed-region>
        <text:changed-region xml:id="ct93920475119312" text:id="ct93920475119312">
          <text:insertion>
            <office:change-info>
              <dc:creator>Unknown Author</dc:creator>
              <dc:date>2022-08-16T19:14:20</dc:date>
            </office:change-info>
          </text:insertion>
        </text:changed-region>
        <text:changed-region xml:id="ct93920474887456" text:id="ct93920474887456">
          <text:deletion>
            <office:change-info>
              <dc:creator>Unknown Author</dc:creator>
              <dc:date>2022-08-16T19:14:20</dc:date>
            </office:change-info>
            <text:h text:style-name="P51" text:outline-level="3"><text:span text:style-name="T40">5</text:span></text:h>
          </text:deletion>
        </text:changed-region>
        <text:changed-region xml:id="ct93920474525872" text:id="ct93920474525872">
          <text:deletion>
            <office:change-info>
              <dc:creator>Unknown Author</dc:creator>
              <dc:date>2022-08-16T19:14:25</dc:date>
            </office:change-info>
            <text:h text:style-name="P51" text:outline-level="3"><text:span text:style-name="T39">5</text:span></text:h>
          </text:deletion>
        </text:changed-region>
        <text:changed-region xml:id="ct93920475091312" text:id="ct93920475091312">
          <text:insertion>
            <office:change-info>
              <dc:creator>Unknown Author</dc:creator>
              <dc:date>2022-08-16T19:14:25</dc:date>
            </office:change-info>
          </text:insertion>
        </text:changed-region>
        <text:changed-region xml:id="ct93920475131536" text:id="ct93920475131536">
          <text:deletion>
            <office:change-info>
              <dc:creator>Mike Moore</dc:creator>
              <dc:date>2022-12-04T13:53:41</dc:date>
            </office:change-info>
            <text:h text:style-name="P51" text:outline-level="3"><text:span text:style-name="T63">y</text:span></text:h>
          </text:deletion>
        </text:changed-region>
        <text:changed-region xml:id="ct93920475126368" text:id="ct93920475126368">
          <text:insertion>
            <office:change-info>
              <dc:creator>Mike Moore</dc:creator>
              <dc:date>2022-12-04T14:26:54</dc:date>
            </office:change-info>
          </text:insertion>
        </text:changed-region>
        <text:changed-region xml:id="ct93920475091072" text:id="ct93920475091072">
          <text:deletion>
            <office:change-info>
              <dc:creator>Mike Moore</dc:creator>
              <dc:date>2022-12-04T14:54:27</dc:date>
            </office:change-info>
            <text:h text:style-name="Heading_20_3" text:outline-level="3"/>
            <text:h text:style-name="P53" text:outline-level="3">Functional Requirements</text:h>
          </text:deletion>
        </text:changed-region>
        <text:changed-region xml:id="ct93920475284464" text:id="ct93920475284464">
          <text:insertion>
            <office:change-info>
              <dc:creator>Mike Moore</dc:creator>
              <dc:date>2022-12-04T14:53:50</dc:date>
            </office:change-info>
          </text:insertion>
        </text:changed-region>
        <text:changed-region xml:id="ct93920475284224" text:id="ct93920475284224">
          <text:insertion>
            <office:change-info>
              <dc:creator>Mike Moore</dc:creator>
              <dc:date>2022-12-04T14:54:00</dc:date>
            </office:change-info>
          </text:insertion>
        </text:changed-region>
        <text:changed-region xml:id="ct93920475288896" text:id="ct93920475288896">
          <text:insertion>
            <office:change-info>
              <dc:creator>Mike Moore</dc:creator>
              <dc:date>2022-11-15T10:11:30</dc:date>
            </office:change-info>
          </text:insertion>
        </text:changed-region>
        <text:changed-region xml:id="ct93920475285760" text:id="ct93920475285760">
          <text:insertion>
            <office:change-info>
              <dc:creator>Mike Moore</dc:creator>
              <dc:date>2022-12-06T11:07:41</dc:date>
            </office:change-info>
          </text:insertion>
        </text:changed-region>
        <text:changed-region xml:id="ct93920475285520" text:id="ct93920475285520">
          <text:deletion>
            <office:change-info>
              <dc:creator>Mike Moore</dc:creator>
              <dc:date>2022-12-06T11:07:37</dc:date>
            </office:change-info>
            <text:h text:style-name="P54" text:outline-level="3"/>
            <text:h text:style-name="P51" text:outline-level="3"><text:span text:style-name="RMTrak_20_Tags_20_Char"><text:s/>[FOX1:CR:11] {Implementor = PSU;BATT}~</text:span></text:h>
            <text:h text:style-name="P54" text:outline-level="3"><text:span text:style-name="RMTrak_20_Tags_20_Char"/></text:h>
          </text:deletion>
        </text:changed-region>
        <text:changed-region xml:id="ct93920475090832" text:id="ct93920475090832">
          <text:deletion>
            <office:change-info>
              <dc:creator>Mike Moore</dc:creator>
              <dc:date>2022-12-06T11:06:52</dc:date>
            </office:change-info>
            <text:h text:style-name="P54" text:outline-level="3"><text:span text:style-name="RMTrak_20_Tags_20_Char">FOX1:SR:3.5.4</text:span></text:h>
          </text:deletion>
        </text:changed-region>
        <text:changed-region xml:id="ct93920475090592" text:id="ct93920475090592">
          <text:deletion>
            <office:change-info>
              <dc:creator>Mike Moore</dc:creator>
              <dc:date>2022-12-06T11:07:30</dc:date>
            </office:change-info>
            <text:h text:style-name="P54" text:outline-level="3"><text:span text:style-name="RMTrak_20_Tags_20_Char"><text:s/></text:span></text:h>
          </text:deletion>
        </text:changed-region>
        <text:changed-region xml:id="ct93920475130672" text:id="ct93920475130672">
          <text:insertion>
            <office:change-info>
              <dc:creator>Mike Moore</dc:creator>
              <dc:date>2022-12-06T11:07:48</dc:date>
            </office:change-info>
          </text:insertion>
        </text:changed-region>
        <text:changed-region xml:id="ct93920475130960" text:id="ct93920475130960">
          <text:insertion>
            <office:change-info>
              <dc:creator>Mike Moore</dc:creator>
              <dc:date>2022-12-06T11:08:14</dc:date>
            </office:change-info>
          </text:insertion>
        </text:changed-region>
        <text:changed-region xml:id="ct93920475313024" text:id="ct93920475313024">
          <text:deletion>
            <office:change-info>
              <dc:creator>Mike Moore</dc:creator>
              <dc:date>2022-12-06T10:14:59</dc:date>
            </office:change-info>
            <text:h text:style-name="P59" text:outline-level="3"><text:span text:style-name="RMTrak_20_Tags_20_Char"><text:s/>[FOX1:CR:7] [FOX1:CR:16] {Implementor = IHU;EXP}~</text:span></text:h>
          </text:deletion>
        </text:changed-region>
        <text:changed-region xml:id="ct93920475317696" text:id="ct93920475317696">
          <text:insertion>
            <office:change-info>
              <dc:creator>Mike Moore</dc:creator>
              <dc:date>2022-12-06T10:16:09</dc:date>
            </office:change-info>
          </text:insertion>
        </text:changed-region>
        <text:changed-region xml:id="ct93920475305424" text:id="ct93920475305424">
          <text:deletion>
            <office:change-info>
              <dc:creator>Mike Moore</dc:creator>
              <dc:date>2022-12-06T10:15:26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93920475308800" text:id="ct93920475308800">
          <text:deletion>
            <office:change-info>
              <dc:creator>Mike Moore</dc:creator>
              <dc:date>2022-12-06T10:16:02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93920475309856" text:id="ct93920475309856">
          <text:deletion>
            <office:change-info>
              <dc:creator>Mike Moore</dc:creator>
              <dc:date>2022-12-06T10:16:18</dc:date>
            </office:change-info>
            <text:h text:style-name="Heading_20_2" text:outline-level="2"><text:span text:style-name="RMTrak_20_Tags_20_Char"/></text:h>
            <text:h text:style-name="Heading_20_2" text:outline-level="2"><text:span text:style-name="RMTrak_20_Tags_20_Char"/></text:h>
          </text:deletion>
        </text:changed-region>
        <text:changed-region xml:id="ct93920475320832" text:id="ct93920475320832">
          <text:insertion>
            <office:change-info>
              <dc:creator>Mike Moore</dc:creator>
              <dc:date>2022-12-06T11:08:47</dc:date>
            </office:change-info>
          </text:insertion>
        </text:changed-region>
        <text:changed-region xml:id="ct93920475323952" text:id="ct93920475323952">
          <text:insertion>
            <office:change-info>
              <dc:creator>Mike Moore</dc:creator>
              <dc:date>2022-12-06T11:10:16</dc:date>
            </office:change-info>
          </text:insertion>
        </text:changed-region>
        <text:changed-region xml:id="ct93920475310096" text:id="ct93920475310096">
          <text:deletion>
            <office:change-info>
              <dc:creator>Mike Moore</dc:creator>
              <dc:date>2022-12-06T11:10:16</dc:date>
            </office:change-info>
            <text:h text:style-name="P56" text:outline-level="3" text:is-list-header="true"><text:span text:style-name="RMTrak_20_Tags_20_Char"><text:s/>[FOX1:CR:3] {Implementor = RFRX}~</text:span></text:h>
          </text:deletion>
        </text:changed-region>
        <text:changed-region xml:id="ct93920475343872" text:id="ct93920475343872">
          <text:deletion>
            <office:change-info>
              <dc:creator>Mike Moore</dc:creator>
              <dc:date>2022-12-06T10:13:48</dc:date>
            </office:change-info>
            <text:h text:style-name="P52" text:outline-level="3"/>
            <text:h text:style-name="P52" text:outline-level="3"/>
          </text:deletion>
        </text:changed-region>
        <text:changed-region xml:id="ct93920475327728" text:id="ct93920475327728">
          <text:deletion>
            <office:change-info>
              <dc:creator>Mike Moore</dc:creator>
              <dc:date>2022-12-06T10:14:13</dc:date>
            </office:change-info>
            <text:h text:style-name="Heading_20_3" text:outline-level="3"/>
            <text:p text:style-name="P109"/>
          </text:deletion>
        </text:changed-region>
        <text:changed-region xml:id="ct93920475345600" text:id="ct93920475345600">
          <text:insertion>
            <office:change-info>
              <dc:creator>Mike Moore</dc:creator>
              <dc:date>2022-12-06T10:14:17</dc:date>
            </office:change-info>
          </text:insertion>
        </text:changed-region>
        <text:changed-region xml:id="ct93920475349600" text:id="ct93920475349600">
          <text:insertion>
            <office:change-info>
              <dc:creator>Mike Moore</dc:creator>
              <dc:date>2022-11-15T11:18:03</dc:date>
            </office:change-info>
          </text:insertion>
        </text:changed-region>
        <text:changed-region xml:id="ct93920475320592" text:id="ct93920475320592">
          <text:deletion>
            <office:change-info>
              <dc:creator>Unknown Author</dc:creator>
              <dc:date>2022-11-14T11:19:06</dc:date>
            </office:change-info>
            <text:p text:style-name="P5"><text:s/></text:p>
          </text:deletion>
        </text:changed-region>
        <text:changed-region xml:id="ct93920475402752" text:id="ct93920475402752">
          <text:insertion>
            <office:change-info>
              <dc:creator>Mike Moore</dc:creator>
              <dc:date>2022-11-15T15:49:57</dc:date>
            </office:change-info>
          </text:insertion>
        </text:changed-region>
        <text:changed-region xml:id="ct93920475354528" text:id="ct93920475354528">
          <text:insertion>
            <office:change-info>
              <dc:creator>Mike Moore</dc:creator>
              <dc:date>2022-11-15T15:50:04</dc:date>
            </office:change-info>
          </text:insertion>
        </text:changed-region>
        <text:changed-region xml:id="ct93920475416192" text:id="ct93920475416192">
          <text:insertion>
            <office:change-info>
              <dc:creator>Mike Moore</dc:creator>
              <dc:date>2022-11-15T15:52:45</dc:date>
            </office:change-info>
          </text:insertion>
        </text:changed-region>
        <text:changed-region xml:id="ct93920475411424" text:id="ct93920475411424">
          <text:insertion>
            <office:change-info>
              <dc:creator>Mike Moore</dc:creator>
              <dc:date>2022-11-15T15:55:01</dc:date>
            </office:change-info>
          </text:insertion>
        </text:changed-region>
        <text:changed-region xml:id="ct93920475431456" text:id="ct93920475431456">
          <text:insertion>
            <office:change-info>
              <dc:creator>Mike Moore</dc:creator>
              <dc:date>2022-12-06T10:10:07</dc:date>
            </office:change-info>
          </text:insertion>
        </text:changed-region>
        <text:changed-region xml:id="ct93920475415904" text:id="ct93920475415904">
          <text:insertion>
            <office:change-info>
              <dc:creator>Unknown Author</dc:creator>
              <dc:date>2022-10-28T16:29:28</dc:date>
            </office:change-info>
          </text:insertion>
        </text:changed-region>
        <text:changed-region xml:id="ct93920475320352" text:id="ct93920475320352">
          <text:deletion>
            <office:change-info>
              <dc:creator>Mike Moore</dc:creator>
              <dc:date>2022-10-03T16:03:48</dc:date>
            </office:change-info>
            <text:h text:style-name="P60" text:outline-level="3"><text:span text:style-name="RMTrak_20_Tags_20_Char"><text:s/></text:span></text:h>
          </text:deletion>
        </text:changed-region>
        <text:changed-region xml:id="ct93920475320112" text:id="ct93920475320112">
          <text:deletion>
            <office:change-info>
              <dc:creator>Mike Moore</dc:creator>
              <dc:date>2022-11-17T16:27:40</dc:date>
            </office:change-info>
            <text:h text:style-name="P61" text:outline-level="3"><text:span text:style-name="RMTrak_20_Tags_20_Char">[</text:span></text:h>
          </text:deletion>
        </text:changed-region>
        <text:changed-region xml:id="ct93920475310576" text:id="ct93920475310576">
          <text:insertion>
            <office:change-info>
              <dc:creator>Unknown Author</dc:creator>
              <dc:date>2022-11-14T11:21:46</dc:date>
            </office:change-info>
          </text:insertion>
        </text:changed-region>
        <text:changed-region xml:id="ct93920475505792" text:id="ct93920475505792">
          <text:insertion>
            <office:change-info>
              <dc:creator>Mike Moore</dc:creator>
              <dc:date>2022-11-17T16:07:49</dc:date>
            </office:change-info>
          </text:insertion>
        </text:changed-region>
        <text:changed-region xml:id="ct93920475487776" text:id="ct93920475487776">
          <text:insertion>
            <office:change-info>
              <dc:creator>Mike Moore</dc:creator>
              <dc:date>2022-11-17T16:08:04</dc:date>
            </office:change-info>
          </text:insertion>
        </text:changed-region>
        <text:changed-region xml:id="ct93920475510112" text:id="ct93920475510112">
          <text:insertion>
            <office:change-info>
              <dc:creator>Mike Moore</dc:creator>
              <dc:date>2022-11-17T16:30:45</dc:date>
            </office:change-info>
          </text:insertion>
        </text:changed-region>
        <text:changed-region xml:id="ct93920475515856" text:id="ct93920475515856">
          <text:insertion>
            <office:change-info>
              <dc:creator>Mike Moore</dc:creator>
              <dc:date>2022-11-17T16:31:00</dc:date>
            </office:change-info>
          </text:insertion>
        </text:changed-region>
        <text:changed-region xml:id="ct93920475483680" text:id="ct93920475483680">
          <text:insertion>
            <office:change-info>
              <dc:creator>Mike Moore</dc:creator>
              <dc:date>2022-12-06T10:18:37</dc:date>
            </office:change-info>
          </text:insertion>
        </text:changed-region>
        <text:changed-region xml:id="ct93920475528432" text:id="ct93920475528432">
          <text:deletion>
            <office:change-info>
              <dc:creator>Mike Moore</dc:creator>
              <dc:date>2022-12-06T10:18:08</dc:date>
            </office:change-info>
            <text:h text:style-name="Heading_20_3" text:outline-level="3"><text:span text:style-name="RMTrak_20_Tags_20_Char"/></text:h>
            <text:p text:style-name="P35"><text:span text:style-name="RMTrak_20_Tags_20_Char"/></text:p>
          </text:deletion>
        </text:changed-region>
        <text:changed-region xml:id="ct93920475539920" text:id="ct93920475539920">
          <text:deletion>
            <office:change-info>
              <dc:creator>Unknown Author</dc:creator>
              <dc:date>2022-10-28T15:26:03</dc:date>
            </office:change-info>
            <text:p text:style-name="P111"><text:span text:style-name="T74">‍‍‍</text:span><text:span text:style-name="T75">‍‍</text:span><text:span text:style-name="T74">‍‍‍</text:span><text:span text:style-name="T74"><office:annotation loext:resolved="true"><dc:creator>Mike Moore</dc:creator><dc:date>2022-09-20T15:30:22.500561702</dc:date><meta:creator-initials>MM</meta:creator-initials><text:p text:style-name="P113"><text:span text:style-name="T91">Diagram is PLACEHOLDER ONLY. It will change</text:span></text:p></office:annotation></text:span></text:p>
          </text:deletion>
        </text:changed-region>
        <text:changed-region xml:id="ct93920475483200" text:id="ct93920475483200">
          <text:deletion>
            <office:change-info>
              <dc:creator>Mike Moore</dc:creator>
              <dc:date>2022-12-04T14:55:26</dc:date>
            </office:change-info>
            <text:p text:style-name="P111"/>
            <text:p text:style-name="P111"/>
          </text:deletion>
        </text:changed-region>
        <text:changed-region xml:id="ct93920475345360" text:id="ct93920475345360">
          <text:deletion>
            <office:change-info>
              <dc:creator>Mike Moore</dc:creator>
              <dc:date>2022-11-18T15:00:04</dc:date>
            </office:change-info>
            <text:p text:style-name="P111">‍<text:span text:style-name="T89">‍‍‍‍‍‍</text:span>‍</text:p>
          </text:deletion>
        </text:changed-region>
        <text:changed-region xml:id="ct93920475310336" text:id="ct93920475310336">
          <text:deletion>
            <office:change-info>
              <dc:creator>Mike Moore</dc:creator>
              <dc:date>2022-12-04T14:10:50</dc:date>
            </office:change-info>
            <text:p text:style-name="P111"><text:span text:style-name="T89">‍</text:span><draw:frame draw:style-name="fr1" draw:name="Image3" text:anchor-type="char" svg:x="-0.1429in" svg:y="0.0854in" svg:width="6.8693in" svg:height="3.7118in" draw:z-index="49"><draw:image xlink:href="Pictures/100138C400007F36000044C381A18EA0AE7AA143.emf" xlink:type="simple" xlink:show="embed" xlink:actuate="onLoad" draw:mime-type="image/x-emf"/><draw:image xlink:href="Pictures/10000001000003C200000208B7D6B7243934A003.png" xlink:type="simple" xlink:show="embed" xlink:actuate="onLoad" draw:mime-type="image/png"/></draw:frame><text:span text:style-name="T89">‍</text:span></text:p>
          </text:deletion>
        </text:changed-region>
        <text:changed-region xml:id="ct93920475509824" text:id="ct93920475509824">
          <text:deletion>
            <office:change-info>
              <dc:creator>Mike Moore</dc:creator>
              <dc:date>2022-12-04T14:55:47</dc:date>
            </office:change-info>
            <text:p text:style-name="P111"/>
            <text:p text:style-name="P111"/>
          </text:deletion>
        </text:changed-region>
        <text:changed-region xml:id="ct93920475521648" text:id="ct93920475521648">
          <text:insertion>
            <office:change-info>
              <dc:creator>Mike Moore</dc:creator>
              <dc:date>2022-11-18T15:11:13</dc:date>
            </office:change-info>
          </text:insertion>
        </text:changed-region>
        <text:changed-region xml:id="ct93920475565936" text:id="ct93920475565936">
          <text:insertion>
            <office:change-info>
              <dc:creator>Mike Moore</dc:creator>
              <dc:date>2022-10-16T17:12:13</dc:date>
            </office:change-info>
          </text:insertion>
        </text:changed-region>
        <text:changed-region xml:id="ct93920475572512" text:id="ct93920475572512">
          <text:insertion>
            <office:change-info>
              <dc:creator>Mike Moore</dc:creator>
              <dc:date>2022-10-16T17:11:28</dc:date>
            </office:change-info>
          </text:insertion>
        </text:changed-region>
        <text:changed-region xml:id="ct93920475578592" text:id="ct93920475578592">
          <text:deletion>
            <office:change-info>
              <dc:creator>Mike Moore</dc:creator>
              <dc:date>2022-12-06T10:06:35</dc:date>
            </office:change-info>
            <text:h text:style-name="P51" text:outline-level="3"><text:span text:style-name="RMTrak_20_Tags_20_Char"><text:span text:style-name="T49">‍</text:span></text:span><draw:frame draw:style-name="fr1" draw:name="Picture 5" text:anchor-type="char" svg:x="-0.4063in" svg:y="0.1591in" svg:width="6.7917in" svg:height="3.6689in" draw:z-index="50"><draw:image xlink:href="Pictures/100138C400007F36000044C381A18EA0AE7AA143.emf" xlink:type="simple" xlink:show="embed" xlink:actuate="onLoad" draw:mime-type="image/x-emf"/><draw:image xlink:href="Pictures/10000001000003C200000208B7D6B7243934A003.png" xlink:type="simple" xlink:show="embed" xlink:actuate="onLoad" draw:mime-type="image/png"/></draw:frame><text:span text:style-name="RMTrak_20_Tags_20_Char"><text:span text:style-name="T49">‍</text:span></text:span></text:h>
          </text:deletion>
        </text:changed-region>
        <text:changed-region xml:id="ct93920475566176" text:id="ct93920475566176">
          <text:deletion>
            <office:change-info>
              <dc:creator>Mike Moore</dc:creator>
              <dc:date>2022-12-06T10:01:53</dc:date>
            </office:change-info>
            <text:h text:style-name="Heading_20_3" text:outline-level="3"><text:span text:style-name="RMTrak_20_Tags_20_Char"><text:span text:style-name="T47">.</text:span></text:span></text:h>
            <text:h text:style-name="P51" text:outline-level="3"><text:span text:style-name="RMTrak_20_Tags_20_Char"><text:span text:style-name="T49"/></text:span></text:h>
          </text:deletion>
        </text:changed-region>
        <text:changed-region xml:id="ct93920475589424" text:id="ct93920475589424">
          <text:deletion>
            <office:change-info>
              <dc:creator>Mike Moore</dc:creator>
              <dc:date>2022-11-15T16:01:03</dc:date>
            </office:change-info>
            <text:h text:style-name="P101" text:outline-level="4"><text:s/></text:h>
          </text:deletion>
        </text:changed-region>
        <text:changed-region xml:id="ct93920475589136" text:id="ct93920475589136">
          <text:insertion>
            <office:change-info>
              <dc:creator>Mike Moore</dc:creator>
              <dc:date>2022-10-03T16:12:30</dc:date>
            </office:change-info>
          </text:insertion>
        </text:changed-region>
        <text:changed-region xml:id="ct93920475594304" text:id="ct93920475594304">
          <text:insertion>
            <office:change-info>
              <dc:creator>Mike Moore</dc:creator>
              <dc:date>2022-10-03T16:19:18</dc:date>
            </office:change-info>
          </text:insertion>
        </text:changed-region>
        <text:changed-region xml:id="ct93920475586832" text:id="ct93920475586832">
          <text:insertion>
            <office:change-info>
              <dc:creator>Mike Moore</dc:creator>
              <dc:date>2022-10-03T16:17:48</dc:date>
            </office:change-info>
          </text:insertion>
        </text:changed-region>
        <text:changed-region xml:id="ct93920475588848" text:id="ct93920475588848">
          <text:deletion>
            <office:change-info>
              <dc:creator>Unknown Author</dc:creator>
              <dc:date>2022-10-28T15:30:20</dc:date>
            </office:change-info>
            <text:h text:style-name="P51" text:outline-level="3"><text:span text:style-name="RMTrak_20_Tags_20_Char"/></text:h>
            <text:h text:style-name="P51" text:outline-level="3"><text:span text:style-name="RMTrak_20_Tags_20_Char"><text:span text:style-name="T70">I</text:span></text:span></text:h>
            <text:h text:style-name="P51" text:outline-level="3"><text:span text:style-name="RMTrak_20_Tags_20_Char"/></text:h>
          </text:deletion>
        </text:changed-region>
        <text:changed-region xml:id="ct93920475567376" text:id="ct93920475567376">
          <text:insertion>
            <office:change-info>
              <dc:creator>Mike Moore</dc:creator>
              <dc:date>2022-10-03T16:18:13</dc:date>
            </office:change-info>
          </text:insertion>
        </text:changed-region>
        <text:changed-region xml:id="ct93920475598528" text:id="ct93920475598528">
          <text:insertion>
            <office:change-info>
              <dc:creator>Unknown Author</dc:creator>
              <dc:date>2022-11-14T11:28:23</dc:date>
            </office:change-info>
          </text:insertion>
        </text:changed-region>
        <text:changed-region xml:id="ct93920475601872" text:id="ct93920475601872">
          <text:insertion>
            <office:change-info>
              <dc:creator>Unknown Author</dc:creator>
              <dc:date>2022-10-28T15:30:42</dc:date>
            </office:change-info>
          </text:insertion>
        </text:changed-region>
        <text:changed-region xml:id="ct93920475567136" text:id="ct93920475567136">
          <text:insertion>
            <office:change-info>
              <dc:creator>Mike Moore</dc:creator>
              <dc:date>2022-12-06T10:02:18</dc:date>
            </office:change-info>
          </text:insertion>
        </text:changed-region>
        <text:changed-region xml:id="ct93920475663920" text:id="ct93920475663920">
          <text:insertion>
            <office:change-info>
              <dc:creator>Mike Moore</dc:creator>
              <dc:date>2022-12-06T10:03:11</dc:date>
            </office:change-info>
          </text:insertion>
        </text:changed-region>
        <text:changed-region xml:id="ct93920476766528" text:id="ct93920476766528">
          <text:insertion>
            <office:change-info>
              <dc:creator>Mike Moore</dc:creator>
              <dc:date>2022-10-03T16:24:23</dc:date>
            </office:change-info>
          </text:insertion>
        </text:changed-region>
        <text:changed-region xml:id="ct93920476373888" text:id="ct93920476373888">
          <text:deletion>
            <office:change-info>
              <dc:creator>Mike Moore</dc:creator>
              <dc:date>2022-12-06T10:09:12</dc:date>
            </office:change-info>
            <text:p text:style-name="P29">‍</text:p>
          </text:deletion>
        </text:changed-region>
        <text:changed-region xml:id="ct93920476375952" text:id="ct93920476375952">
          <text:insertion>
            <office:change-info>
              <dc:creator>Mike Moore</dc:creator>
              <dc:date>2022-12-06T10:08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itle1"><text:span text:style-name="T11">Date:</text:span></text:span><text:span text:style-name="Title1"><text:span text:style-name="T14"><text:tab/></text:span></text:span><text:change-start text:change-id="ct93920474545520"/><text:span text:style-name="Title1"><text:span text:style-name="T15">December </text:span></text:span><text:span text:style-name="Title1"><text:span text:style-name="T16">7</text:span></text:span><text:span text:style-name="Title1"><text:span text:style-name="T15">, 2022</text:span></text:span><text:change-end text:change-id="ct93920474545520"/></text:p>
      <text:p text:style-name="Standard"><text:span text:style-name="T17">Version: </text:span><text:span text:style-name="T18">Version </text:span><text:change-start text:change-id="ct93920527116288"/><text:span text:style-name="T28">1.0</text:span><text:change-end text:change-id="ct93920527116288"/><text:change text:change-id="ct93920528915680"/></text:p>
      <text:h text:style-name="P44" text:outline-level="1"><text:span text:style-name="Title1"><text:span text:style-name="T30">Fox-</text:span></text:span><text:span text:style-name="Title1"><text:span text:style-name="T31">Plus</text:span></text:span><text:change-start text:change-id="ct93920474544848"/><text:span text:style-name="Title1"><text:span text:style-name="T31">-</text:span></text:span><text:span text:style-name="Title1"><text:span text:style-name="T32">A</text:span></text:span><text:change-end text:change-id="ct93920474544848"/></text:h>
      <text:h text:style-name="P44" text:outline-level="1"><text:change text:change-id="ct93920474852560"/><text:span text:style-name="Title1"><text:span text:style-name="T33"><text:s/></text:span></text:span><text:span text:style-name="Title1"><text:span text:style-name="T30">System Requirements Specification</text:span></text:span></text:h>
      <text:h text:style-name="Heading_20_1" text:outline-level="1">Introduction</text:h>
      <text:h text:style-name="P27" text:outline-level="3">IF YOU CAN SEE THIS TEXT PLEASE TURN OFF “DISPLAY HIDDEN TEXT” IN YOUR MICROSOFT WORD. <text:s/>THIS HIDDEN TEXT IS USED FOR REQUIREMENTS TRACKING.</text:h>
      <text:p text:style-name="P1">This document specifies the system level requirements for the<text:change-start text:change-id="ct93920474852272"/> <text:change-end text:change-id="ct93920474852272"/><text:span text:style-name="T60">first satellite of the <text:s/></text:span>AMSAT Fox-Plus satellite project. <text:span text:style-name="T60">The initial Fox-Plus satellite will be a 1U CubeSat , </text:span><text:span text:style-name="T86">designated Fox-Plus-A. L</text:span><text:span text:style-name="T60">ater Fox-</text:span><text:span text:style-name="T77">P</text:span><text:span text:style-name="T60">lus satellite</text:span><text:span text:style-name="T77">s</text:span><text:span text:style-name="T60"> </text:span><text:span text:style-name="T86">are likely to </text:span><text:span text:style-name="T60">increas</text:span><text:span text:style-name="T88">e</text:span><text:span text:style-name="T60"> in size and capability.</text:span></text:p>
      <text:p text:style-name="P1"/>
      <text:p text:style-name="P25"><text:span text:style-name="T22">The </text:span><text:span text:style-name="T18">Fox-Plus</text:span><text:span text:style-name="T34"> </text:span><text:span text:style-name="T36">project </text:span><text:span text:style-name="T18">is intended as a follow-on and upgrade to the initial Fox-1 series CubeSat satellites. <text:s/>The first four Fox-1 satellites flew single channel FM repeaters as their <text:s/>communications system. </text:span><text:span text:style-name="T20">The fifth and final </text:span><text:span text:style-name="T21">Fox-1 satellite RadFxSat-2, had </text:span><text:span text:style-name="T18">essentially the same configuration and basic bus structure as the earlier Fox-1 satellites, but with their single channel FM repeater transmitter and receiver replaced with a new wideband linear transponder </text:span><text:span text:style-name="T21">(LT)</text:span><text:span text:style-name="T18"> This type of amateur radio communications system provide</text:span><text:span text:style-name="T25">s</text:span><text:span text:style-name="T18"> more channels for multiple, simultaneous radio contacts, as well as a higher data rate,. </text:span><text:span text:style-name="T25">RadFxSat-2 also provided a </text:span><text:span text:style-name="T18">continuous telemetry downlink.</text:span></text:p>
      <text:p text:style-name="P1"/>
      <text:p text:style-name="P1">In addition to its mission as a communications satellite, Fox-Plus-<text:span text:style-name="T86">A</text:span> <text:span text:style-name="T86">will have the ability to</text:span> host an experiment payload. The satellite will reserve mass and volume for the experiment and will provide DC power and communications capability to support experiment data downlinking.</text:p>
      <text:p text:style-name="Standard"/>
      <text:h text:style-name="Heading_20_2" text:outline-level="2">Document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65" text:outline-level="3">DATE</text:h>
          </table:table-cell>
          <table:table-cell table:style-name="Table1.A1" office:value-type="string">
            <text:h text:style-name="P65" text:outline-level="3">VERSION</text:h>
          </table:table-cell>
          <table:table-cell table:style-name="Table1.A1" office:value-type="string">
            <text:h text:style-name="P65" text:outline-level="3">AUTHOR</text:h>
          </table:table-cell>
          <table:table-cell table:style-name="Table1.A1" office:value-type="string">
            <text:h text:style-name="P65" text:outline-level="3">SUMMARY</text:h>
          </table:table-cell>
        </table:table-row>
        <table:table-row table:style-name="Table1.1">
          <table:table-cell table:style-name="Table1.A2" office:value-type="string">
            <text:h text:style-name="P66" text:outline-level="3">Ma<text:span text:style-name="T59">y</text:span> 12, 2022</text:h>
          </table:table-cell>
          <table:table-cell table:style-name="Table1.B2" office:value-type="string">
            <text:h text:style-name="P74" text:outline-level="3">V0.1</text:h>
          </table:table-cell>
          <table:table-cell table:style-name="Table1.B2" office:value-type="string">
            <text:h text:style-name="P75" text:outline-level="3">M. Moore <text:span text:style-name="T58">(K4MVM)</text:span></text:h>
          </table:table-cell>
          <table:table-cell table:style-name="Table1.D2" office:value-type="string">
            <text:h text:style-name="P75" text:outline-level="3">Initial draft</text:h>
          </table:table-cell>
        </table:table-row>
        <table:table-row table:style-name="Table1.1">
          <table:table-cell table:style-name="Table1.A3" office:value-type="string">
            <text:h text:style-name="P67" text:outline-level="3">September 23, 2022</text:h>
          </table:table-cell>
          <table:table-cell table:style-name="Table1.B3" office:value-type="string">
            <text:h text:style-name="P77" text:outline-level="3">V0.2</text:h>
          </table:table-cell>
          <table:table-cell table:style-name="Table1.B3" office:value-type="string">
            <text:h text:style-name="P76" text:outline-level="3">M. Moore <text:span text:style-name="T58">(K4MVM)</text:span></text:h>
          </table:table-cell>
          <table:table-cell table:style-name="Table1.D3" office:value-type="string">
            <text:h text:style-name="P78" text:outline-level="3">Overall content revision <text:span text:style-name="T67">including Modes of Operation</text:span></text:h>
          </table:table-cell>
        </table:table-row>
        <table:table-row table:style-name="Table1.1">
          <table:table-cell table:style-name="Table1.A3" office:value-type="string">
            <text:h text:style-name="P68" text:outline-level="3">October 21, 2022</text:h>
          </table:table-cell>
          <table:table-cell table:style-name="Table1.B3" office:value-type="string">
            <text:h text:style-name="P79" text:outline-level="3">V0.4</text:h>
          </table:table-cell>
          <table:table-cell table:style-name="Table1.B3" office:value-type="string">
            <text:h text:style-name="P80" text:outline-level="3">M. Moore (K4MVM)</text:h>
          </table:table-cell>
          <table:table-cell table:style-name="Table1.D4" office:value-type="string">
            <text:h text:style-name="P80" text:outline-level="3">Comments incorporated</text:h>
          </table:table-cell>
        </table:table-row>
        <table:table-row table:style-name="Table1.1">
          <table:table-cell table:style-name="Table1.A3" office:value-type="string">
            <text:h text:style-name="P69" text:outline-level="3">November 14, 2022</text:h>
          </table:table-cell>
          <table:table-cell table:style-name="Table1.B5" office:value-type="string">
            <text:h text:style-name="P81" text:outline-level="3">V0.5</text:h>
          </table:table-cell>
          <table:table-cell table:style-name="Table1.B5" office:value-type="string">
            <text:h text:style-name="P82" text:outline-level="3">M. Moore (K4MVM)</text:h>
          </table:table-cell>
          <table:table-cell table:style-name="Table1.D5" office:value-type="string">
            <text:h text:style-name="P82" text:outline-level="3">Science Mode inserted. </text:h>
          </table:table-cell>
        </table:table-row>
        <table:table-row table:style-name="Table1.1">
          <table:table-cell table:style-name="Table1.A3" office:value-type="string">
            <text:h text:style-name="P70" text:outline-level="3">November 18, 2022</text:h>
          </table:table-cell>
          <table:table-cell table:style-name="Table1.B3" office:value-type="string">
            <text:h text:style-name="P83" text:outline-level="3">V0.6</text:h>
          </table:table-cell>
          <table:table-cell table:style-name="Table1.B3" office:value-type="string">
            <text:h text:style-name="P84" text:outline-level="3">M. Moore (K4MVM)</text:h>
          </table:table-cell>
          <table:table-cell table:style-name="Table1.D6" office:value-type="string">
            <text:h text:style-name="P84" text:outline-level="3">General comments incorporated, Figure 1 diagram inserted</text:h>
          </table:table-cell>
        </table:table-row>
        <table:table-row table:style-name="Table1.1">
          <table:table-cell table:style-name="Table1.A3" office:value-type="string">
            <text:h text:style-name="P71" text:outline-level="3">December 4, 2022</text:h>
          </table:table-cell>
          <table:table-cell table:style-name="Table1.B3" office:value-type="string">
            <text:h text:style-name="P85" text:outline-level="3">V0.7</text:h>
          </table:table-cell>
          <table:table-cell table:style-name="Table1.B3" office:value-type="string">
            <text:h text:style-name="P86" text:outline-level="3">M. Moore (K4MVM)</text:h>
          </table:table-cell>
          <table:table-cell table:style-name="Table1.D7" office:value-type="string">
            <text:h text:style-name="P86" text:outline-level="3">Clean-up. Comments resolved.</text:h>
          </table:table-cell>
        </table:table-row>
        <table:table-row table:style-name="Table1.1">
          <table:table-cell table:style-name="Table1.A3" office:value-type="string">
            <text:h text:style-name="P73" text:outline-level="3"><text:change-start text:change-id="ct93920537284448"/>December 7, <text:s/>2022<text:change-end text:change-id="ct93920537284448"/></text:h>
          </table:table-cell>
          <table:table-cell table:style-name="Table1.B3" office:value-type="string">
            <text:h text:style-name="P89" text:outline-level="3"><text:change-start text:change-id="ct93920482497056"/><text:span text:style-name="T29">V</text:span>1.0<text:change-end text:change-id="ct93920482497056"/></text:h>
          </table:table-cell>
          <table:table-cell table:style-name="Table1.C8" office:value-type="string">
            <text:h text:style-name="P90" text:outline-level="3"><text:change-start text:change-id="ct93920529837776"/>M. Moore (K4MVM)<text:change-end text:change-id="ct93920529837776"/></text:h>
          </table:table-cell>
          <table:table-cell table:style-name="Table1.D8" office:value-type="string">
            <text:h text:style-name="P90" text:outline-level="3"><text:change-start text:change-id="ct93920511903712"/>Formatted.<text:change-end text:change-id="ct93920511903712"/></text:h>
          </table:table-cell>
        </table:table-row>
        <table:table-row table:style-name="Table1.1">
          <table:table-cell table:style-name="Table1.A9" office:value-type="string">
            <text:h text:style-name="P72" text:outline-level="3"/>
          </table:table-cell>
          <table:table-cell table:style-name="Table1.B9" office:value-type="string">
            <text:h text:style-name="P87" text:outline-level="3"/>
          </table:table-cell>
          <table:table-cell table:style-name="Table1.C9" office:value-type="string">
            <text:h text:style-name="P88" text:outline-level="3"/>
          </table:table-cell>
          <table:table-cell table:style-name="Table1.D9" office:value-type="string">
            <text:h text:style-name="P88" text:outline-level="3"/>
          </table:table-cell>
        </table:table-row>
      </table:table>
      <text:h text:style-name="Heading_20_2" text:outline-level="2"><text:change text:change-id="ct93920474537856"/><text:soft-page-break/>Document Scope</text:h>
      <text:p text:style-name="Standard"><text:span text:style-name="T18">The purpose of this document is to specify the requirements of the satellite</text:span><text:span text:style-name="T34"> </text:span><text:span text:style-name="T18">at the system (i.e., "black box") level. It is intended to be used by hardware, software and mechanical designers to develop architecture/high-level design specifications. It is also intended to be used for test planning and development.</text:span></text:p>
      <text:p text:style-name="P16"/>
      <text:h text:style-name="Heading_20_2" text:outline-level="2"><text:span text:style-name="Heading_20_1_20_Char"><text:span text:style-name="T6">Document Format</text:span></text:span></text:h>
      <text:p text:style-name="Standard"><text:span text:style-name="T18">This document provides requirements in numbered format. Each requirement is assigned a unique number. Additional information such as comments or examples provided for guidance or clarity is </text:span><text:span text:style-name="T34">italicized</text:span><text:span text:style-name="T18"> to distinguish it from specific requirements.</text:span></text:p>
      <text:p text:style-name="Standard"/>
      <text:h text:style-name="Heading_20_2" text:outline-level="2"><text:span text:style-name="Heading_20_1_20_Char"><text:span text:style-name="T6">References</text:span></text:span></text:h>
      <text:list xml:id="list428963184" text:style-name="WWNum27">
        <text:list-item>
          <text:p text:style-name="P104">AMSAT Fox-Plus Concept of Operations, Version 1.<text:span text:style-name="T61">1</text:span>, <text:span text:style-name="T61">August 16</text:span>, 2022</text:p>
        </text:list-item>
        <text:list-item>
          <text:p text:style-name="P105">CubeSat Design Specification, Rev. <text:span text:style-name="T61">14.1</text:span>, February <text:span text:style-name="T61">2022</text:span>, The CubeSat Program Cal Poly SLO. </text:p>
        </text:list-item>
        <text:list-item>
          <text:p text:style-name="P105">Launch Services Program, Program Level Dispenser and CubeSat Requirements Document, LSP-REQ-317.01 Revision B, January 30, 2014, National Aeronautics and Space Administration (NASA). </text:p>
        </text:list-item>
        <text:list-item>
          <text:p text:style-name="P106">Spaceflight, Inc. General Payload Users Guide SF‐2100‐PUG‐00001, <text:span text:style-name="T61">Rev F 2015‐22‐15, May 22, 2015.</text:span></text:p>
        </text:list-item>
        <text:list-item>
          <text:p text:style-name="P103"><text:span text:style-name="T18">ITU Radio Regulations, Edition of 20</text:span><text:span text:style-name="T23">20</text:span><text:span text:style-name="T18">, available from https://www.itu.int/pub/R-REG-RR.</text:span></text:p>
        </text:list-item>
      </text:list>
      <text:h text:style-name="P45" text:outline-level="1"><text:span text:style-name="Heading_20_1_20_Char">General </text:span>Requirements<text:change text:change-id="ct93920475091552"/><text:change-start text:change-id="ct93920475085664"/></text:h>
      <text:h text:style-name="Heading_20_2" text:outline-level="2"><text:change-end text:change-id="ct93920475085664"/>CubeSat Requirements</text:h>
      <text:h text:style-name="P51" text:outline-level="3"><text:span text:style-name="RMTrak_20_Tags_20_Char">FOX1:SR:2.1.1</text:span> The satellite shall satisfy the requirements specified in Spaceflight, Inc. General Payload Users Guide SF‐2100‐PUG‐00001, Rev F 2015‐22‐15, May 22, 2015. </text:h>
      <text:h text:style-name="P51" text:outline-level="3">The satellite shall satisfy the requirements specified in the CubeSat Design Specification, Rev. <text:span text:style-name="T62">14.1</text:span>.<text:span text:style-name="RMTrak_20_Tags_20_Char"> [FOX1:CR:1][FOX1:CR:35]{Implementor = MECH}~</text:span></text:h>
      <text:h text:style-name="P91" text:outline-level="3"><text:span text:style-name="RMTrak_20_Tags_20_Char">FOX1:SR:2.1.2</text:span> The satellite shall satisfy the requirements specified in the NASA LSP-REQ-317.01 Revision B.<text:span text:style-name="RMTrak_20_Tags_20_Char"> [FOX1:CR:1][FOX1:CR:37] {Implementor = MECH}~</text:span></text:h>
      <text:h text:style-name="P91" text:outline-level="3"><text:change-start text:change-id="ct93920475089872"/><text:span text:style-name="RMTrak_20_Tags_20_Char">FOX1:SR:2.1.2</text:span> T<text:change-end text:change-id="ct93920475089872"/>he satellite shall satisfy the <text:span text:style-name="T62">debris and de-orbit </text:span>requirements specified in <text:span text:style-name="T62">FCC regulations as documented in Title 47 Section 5.64 https://www.ecfr.gov/current/title-47/section-5.64</text:span>.</text:h>
      <text:h text:style-name="P51" text:outline-level="3"><text:span text:style-name="RMTrak_20_Tags_20_Char">FOX1:SR:2.1.3</text:span> The satellite shall satisfy the requirements for a 1 Unit (single) CubeSat.<text:span text:style-name="RMTrak_20_Tags_20_Char">[FOX1:CR:1][FOX1:CR:35] {Implementor = MECH}~</text:span></text:h>
      <text:h text:style-name="P51" text:outline-level="3"><text:span text:style-name="RMTrak_20_Tags_20_Char">FOX1:SR:2.1.4</text:span> The satellite shall provide mass for an experiment payload up to 100 g<text:span text:style-name="T8">.</text:span></text:h>
      <text:h text:style-name="P51" text:outline-level="3"><text:span text:style-name="T39"><text:s/>The satellite shall provide volume for an experiment payload up to 9</text:span><text:change-start text:change-id="ct93920475119312"/><text:span text:style-name="T40">2</text:span><text:change-end text:change-id="ct93920475119312"/><text:change text:change-id="ct93920474887456"/><text:span text:style-name="T39"> x 9</text:span><text:change text:change-id="ct93920474525872"/><text:change-start text:change-id="ct93920475091312"/><text:span text:style-name="T40">2</text:span><text:change-end text:change-id="ct93920475091312"/><text:span text:style-name="T39"> x 31.4 mm.</text:span><text:span text:style-name="T42"> </text:span><text:span text:style-name="RMTrak_20_Tags_20_Char"><text:span text:style-name="T39">[FOX1:CR:7] {Implementor = MECH;EXP}~</text:span></text:span></text:h>
      <text:h text:style-name="Heading_20_2" text:outline-level="2"><text:span text:style-name="RMTrak_20_Tags_20_Char">FOX1:SR:2.1.5</text:span>Environmental Requirements</text:h>
      <text:h text:style-name="P51" text:outline-level="3"><text:span text:style-name="RMTrak_20_Tags_20_Char">FOX1:SR:2.2.1</text:span> The satellite avionics shall be designed for an operating temperature range of -40<text:span text:style-name="T44">0</text:span>C to +85<text:span text:style-name="T44">0</text:span>C.<text:span text:style-name="RMTrak_20_Tags_20_Char">[FOX1:CR:1][FOX1:CR:35][FOX1:CR:37] {Implementor = MECH;RFTX;RFRX;IHU;PSU;BATT;EXP;ANT}~</text:span></text:h>
      <text:h text:style-name="P51" text:outline-level="3"><text:span text:style-name="RMTrak_20_Tags_20_Char">FOX1:SR:2.2.2</text:span> The satellite shall be designed to operate in an approximate 500 to 700 km<text:change text:change-id="ct93920475131536"/>, circular orbit.<text:span text:style-name="RMTrak_20_Tags_20_Char"> [FOX1:CR:2] {Implementor = MECH}~</text:span></text:h>
      <text:h text:style-name="P51" text:outline-level="3"><text:span text:style-name="RMTrak_20_Tags_20_Char">FOX1:SR:2.2.3</text:span> The satellite shall be designed to tolerate the radiation environment in orbit.<text:span text:style-name="RMTrak_20_Tags_20_Char">[FOX1:CR:2] {Implementor = MECH;RFTX;RFRX;IHU;PSU;BATT;EXP;ANT}~</text:span></text:h>
      <text:h text:style-name="Heading_20_2" text:outline-level="2">Reliability Requirements</text:h>
      <text:h text:style-name="P51" text:outline-level="3"><text:span text:style-name="RMTrak_20_Tags_20_Char">FOX1:SR:2.3.1</text:span> The satellite shall be designed for a minimum 5-year, on-orbit lifetime. <text:span text:style-name="RMTrak_20_Tags_20_Char">[FOX1:CR:19] {Implementor = MECH;RFTX;RFRX;IHU;PSU;BATT;EXP;ANT}~</text:span></text:h>
      <text:h text:style-name="Heading_20_2" text:outline-level="2">Radio Frequency (RF) Regulatory Requirements</text:h>
      <text:h text:style-name="P51" text:outline-level="3"><text:span text:style-name="RMTrak_20_Tags_20_Char">FOX1:SR:2.4.1</text:span> The satellite’s RF transmitter shall meet or exceed the requirements specified in ITU Radio Regulations, Volume 1 Articles, Chapter 1 – Terminology and Technical Characteristics of Stations, Article 3.<text:span text:style-name="RMTrak_20_Tags_20_Char">[FOX1:CR:36] {Implementor = RFTX}~</text:span></text:h>
      <text:h text:style-name="P51" text:outline-level="3"><text:span text:style-name="RMTrak_20_Tags_20_Char">FOX1:SR:2.4.2</text:span> <text:span text:style-name="T64">The</text:span> satellite <text:span text:style-name="T64">transponder </text:span>uplinks shall be in the 2 meter band of the Amateur Satellite Service.<text:span text:style-name="RMTrak_20_Tags_20_Char"> [FOX1:CR:5] {Implementor = RFRX}~</text:span></text:h>
      <text:h text:style-name="P51" text:outline-level="3"><text:span text:style-name="RMTrak_20_Tags_20_Char">FOX1:SR:2.4.3</text:span> <text:span text:style-name="T64">The</text:span> satellite <text:span text:style-name="T64">transponder </text:span>downlinks shall be in the 70 cm band of the Amateur Satellite Service.<text:span text:style-name="RMTrak_20_Tags_20_Char"> [FOX1:CR:6] {Implementor = RFTX}~</text:span></text:h>
      <text:h text:style-name="P51" text:outline-level="3"><text:span text:style-name="RMTrak_20_Tags_20_Char">FOX1:SR:2.4.4</text:span> All satellite transmitter and receiver generated frequencies shall deviate by no more than 5 parts-per-million from their specified values including initial accuracy and temperature variation.<text:span text:style-name="RMTrak_20_Tags_20_Char">[FOX1:CR:36] {Implementor = RFTX}~</text:span></text:h>
      <text:h text:style-name="P51" text:outline-level="3"><text:soft-page-break/><text:span text:style-name="RMTrak_20_Tags_20_Char">FOX1:SR:2.4.5</text:span> All satellite frequencies shall be coordinated with the IARU.<text:span text:style-name="RMTrak_20_Tags_20_Char">[FOX1:CR:21] {Implementor = RFTX;RFRX}~</text:span></text:h>
      <text:p text:style-name="P17"/>
      <text:h text:style-name="P51" text:outline-level="3"><text:s text:c="2"/>The command uplink shall be a narrow band FM signal (+/- 5 kHz deviation) located outside of the user transponder passband.<text:span text:style-name="RMTrak_20_Tags_20_Char">[FOX1:CR:21] {Implementor = RFTX;RFRX}~</text:span></text:h>
      <text:p text:style-name="P20">The band plan with the actual coordinated frequencies will be specified in a separate document.<text:change-start text:change-id="ct93920475126368"/></text:p>
      <text:h text:style-name="P53" text:outline-level="3"><text:soft-page-break/><text:span text:style-name="RMTrak_20_Tags_20_Char">FOX1:SR:2.4.5</text:span> <text:change-end text:change-id="ct93920475126368"/>The satellite shall have at least three independent RF inhibits to prohibit inadvertent RF transmissions. (from CubeSat Design Spec 2.3.7)<text:change text:change-id="ct93920475091072"/><text:change-start text:change-id="ct93920475284464"/></text:h>
      <text:h text:style-name="Heading_20_1" text:outline-level="1">Functional Re<text:change-end text:change-id="ct93920475284464"/><text:change-start text:change-id="ct93920475284224"/>quirements<text:change-end text:change-id="ct93920475284224"/></text:h>
      <text:h text:style-name="Heading_20_2" text:outline-level="2">Antenna System</text:h>
      <text:h text:style-name="P51" text:outline-level="3"><text:span text:style-name="RMTrak_20_Tags_20_Char">FOX1:SR:3.1.1</text:span> The satellite shall include a deployable antenna system.<text:span text:style-name="RMTrak_20_Tags_20_Char"> [FOX1:CR:9] {Implementor = ANT}~</text:span></text:h>
      <text:h text:style-name="Heading_20_2" text:outline-level="2">Attitude Control</text:h>
      <text:h text:style-name="P51" text:outline-level="3"><text:span text:style-name="RMTrak_20_Tags_20_Char">FOX1:SR:3.2.1</text:span> The satellite shall incorporate passive magnetic stabilization to align the deployed antennas with the magnetic field of the earth.<text:span text:style-name="RMTrak_20_Tags_20_Char"> [FOX1:CR:8] {Implementor = MECH}~</text:span></text:h>
      <text:h text:style-name="Heading_20_2" text:outline-level="2">Access Ports</text:h>
      <text:h text:style-name="P51" text:outline-level="3"><text:span text:style-name="RMTrak_20_Tags_20_Char">FOX1:SR:3.3.1</text:span> The satellite shall include a "Remove Before Flight" (RBF) pin as per the CubeSat Design Specification.<text:span text:style-name="RMTrak_20_Tags_20_Char"> [FOX1:CR:22] {Implementor = MECH;PSU;BATT}~</text:span></text:h>
      <text:h text:style-name="P51" text:outline-level="3"><text:span text:style-name="RMTrak_20_Tags_20_Char">FOX1:SR:3.3.2</text:span> The satellite shall include an umbilical port as per the CubeSat Design Specification.<text:span text:style-name="RMTrak_20_Tags_20_Char"> [FOX1:CR:23] {Implementor = MECH;IHU}~</text:span></text:h>
      <text:h text:style-name="Heading_20_2" text:outline-level="2">Pre-launch Features</text:h>
      <text:h text:style-name="P51" text:outline-level="3"><text:span text:style-name="RMTrak_20_Tags_20_Char">FOX1:SR:3.4.1</text:span> The satellite battery and photovoltaic panels shall be electronically disconnected from the avionics when the "Remove Before Flight" pin is inserted, regardless of the state of the deployment switch(es).<text:span text:style-name="RMTrak_20_Tags_20_Char"> [FOX1:CR:22] {Implementor = MECH;PSU;BATT}~</text:span></text:h>
      <text:h text:style-name="P51" text:outline-level="3"><text:span text:style-name="RMTrak_20_Tags_20_Char">FOX1:SR:3.4.2</text:span><text:span text:style-name="Heading_20_3_20_Char"> The satellite shall provide a means to charge the battery via the</text:span> umbilical port while integrated with the dispenser.<text:span text:style-name="RMTrak_20_Tags_20_Char"> [FOX1:CR:11] [FOX1:CR:23] {Implementor = MECH;PSU;BATT}~</text:span></text:h>
      <text:h text:style-name="P51" text:outline-level="3"><text:span text:style-name="RMTrak_20_Tags_20_Char">FOX1:SR:3.4.3</text:span> The satellite shall provide a means to run diagnostic tests via the umbilical port while integrated with the dispenser<text:change-start text:change-id="ct93920475288896"/> <text:change-end text:change-id="ct93920475288896"/><text:span text:style-name="T80">regardless of the state of the </text:span><text:span text:style-name="T13">“Remove Before Flight” pin or the deployment switches</text:span>.<text:span text:style-name="RMTrak_20_Tags_20_Char"> [FOX1:CR:23] {Implementor = MECH;IHU}~</text:span></text:h>
      <text:h text:style-name="Heading_20_2" text:outline-level="2">Power</text:h>
      <text:h text:style-name="P51" text:outline-level="3"><text:span text:style-name="RMTrak_20_Tags_20_Char">FOX1:SR:3.5.1</text:span> The satellite shall produce electrical power from sunlight.<text:span text:style-name="RMTrak_20_Tags_20_Char"> [FOX1:CR:10] {Implementor = MECH;PSU}~</text:span></text:h>
      <text:h text:style-name="P51" text:outline-level="3"><text:span text:style-name="RMTrak_20_Tags_20_Char">FOX1:SR:3.5.2</text:span> The satellite shall produce electrical power while in sunlight regardless of orientation and while tumbling or spinning.<text:span text:style-name="RMTrak_20_Tags_20_Char"> [FOX1:CR:10] {Implementor = MECH;PSU}~</text:span><text:change-start text:change-id="ct93920475285760"/></text:h>
      <text:h text:style-name="P54" text:outline-level="3"><text:change-end text:change-id="ct93920475285760"/><text:change text:change-id="ct93920475285520"/><text:change text:change-id="ct93920475090832"/><text:change text:change-id="ct93920475090592"/><text:change-start text:change-id="ct93920475130672"/><text:s/><text:change-end text:change-id="ct93920475130672"/>The satellite shall provide sufficient battery capacity to operate continuously in the orbit of maximum eclipse.<text:span text:style-name="RMTrak_20_Tags_20_Char"> [FOX1:CR:11] {Implementor = PSU;BATT}~</text:span> </text:h>
      <text:h text:style-name="P51" text:outline-level="3"><text:s/>The satellite shall not provide battery power to the main bus until approximately 115 seconds after activation of both deployment switches indicating successful launch vehicle dispenser separation.</text:h>
      <text:p text:style-name="P43"><text:change-start text:change-id="ct93920475130960"/>s<text:change-end text:change-id="ct93920475130960"/></text:p>
      <text:h text:style-name="Heading_20_2" text:outline-level="2"><text:soft-page-break/>Experiment</text:h>
      <text:h text:style-name="P51" text:outline-level="3"><text:span text:style-name="RMTrak_20_Tags_20_Char">FOX1:SR:3.6.1</text:span> The satellite shall provide DC power for an experiment payload.<text:span text:style-name="RMTrak_20_Tags_20_Char"> [FOX1:CR:7] [FOX1:CR:31] {Implementor = PSU;EXP}~</text:span></text:h>
      <text:h text:style-name="P51" text:outline-level="3"><text:span text:style-name="RMTrak_20_Tags_20_Char">FOX1:SR:3.6.2</text:span> The satellite shall provide a means to activate and deactivate the experiment payload.<text:span text:style-name="RMTrak_20_Tags_20_Char"> [FOX1:CR:7] {Implementor = IHU;EXP}~</text:span></text:h>
      <text:h text:style-name="P59" text:outline-level="3"><text:span text:style-name="RMTrak_20_Tags_20_Char">FOX1:SR:3.6.3</text:span> The satellite shall provide a means to telemeter data from the experiment payload.<text:change text:change-id="ct93920475313024"/></text:h>
      <text:p text:style-name="P21">The experiment payload details will be specified in a separate document.<text:change-start text:change-id="ct93920475317696"/></text:p>
      <text:h text:style-name="Heading_20_2" text:outline-level="2"><text:change-end text:change-id="ct93920475317696"/><text:change text:change-id="ct93920475305424"/><text:change text:change-id="ct93920475308800"/><text:soft-page-break/>RF Uplink<text:change text:change-id="ct93920475309856"/><text:span text:style-name="RMTrak_20_Tags_20_Char">FOX1:SR:3.7.1</text:span> <text:change-start text:change-id="ct93920475320832"/></text:h>
      <text:h text:style-name="P57" text:outline-level="3"><text:change-end text:change-id="ct93920475320832"/>The satellite shall include a linear uplink receiver.<text:change-start text:change-id="ct93920475323952"/></text:h>
      <text:h text:style-name="P56" text:outline-level="3" text:is-list-header="true"><text:change-end text:change-id="ct93920475323952"/><text:change text:change-id="ct93920475310096"/><text:span text:style-name="RMTrak_20_Tags_20_Char"><text:span text:style-name="RMTrak_20_Tags_20_Char"/></text:span></text:h>
      <text:h text:style-name="P92" text:outline-level="3"><text:span text:style-name="RMTrak_20_Tags_20_Char">FOX1:SR:3.7.2</text:span>The uplink receiver shall process signals in a linear manner. <text:s/>The receiver will process SSB, CW, PSK, and FSK signals to its intermediate frequency with intermodulation distortion (IMD) products no higher than -50 dBc when the maximum intended level signals are applied to the spacecraft. <text:line-break/><text:span text:style-name="RMTrak_20_Tags_20_Char">[FOX1:CR:21] {Implementor = RFRX}~</text:span></text:h>
      <text:h text:style-name="P46" text:outline-level="2">RF Downlink</text:h>
      <text:h text:style-name="P51" text:outline-level="3"><text:span text:style-name="RMTrak_20_Tags_20_Char">FOX1:SR:3.8.1</text:span>The satellite shall include a linear downlink transmitter.<text:span text:style-name="RMTrak_20_Tags_20_Char"> [FOX1:CR:3] {Implementor = RFTX}~</text:span></text:h>
      <text:h text:style-name="P51" text:outline-level="3"><text:span text:style-name="RMTrak_20_Tags_20_Char">FOX1:SR:3.8.2</text:span>The downlink transmitter shall be a linear transmitter with intermodulation products no higher than -20 dBc when the highest level output signal is at maximum output power. <text:span text:style-name="RMTrak_20_Tags_20_Char">[FOX1:CR:4][FOX1:CR:21] {Implementor = RFTX}~</text:span></text:h>
      <text:h text:style-name="Heading_20_2" text:outline-level="2">Transponder</text:h>
      <text:h text:style-name="P51" text:outline-level="3"><text:span text:style-name="RMTrak_20_Tags_20_Char">FOX1:SR:3.9.1 </text:span>The satellite shall provide linear transponder operation via the RF uplink and RF downlink.<text:span text:style-name="RMTrak_20_Tags_20_Char"> [FOX1:CR:3] [FOX1:CR:25] {Implementor = RFTX;RFRX}~</text:span></text:h>
      <text:h text:style-name="P51" text:outline-level="3"><text:span text:style-name="RMTrak_20_Tags_20_Char">FOX1:SR:3.9.2 </text:span>The user transponder shall have a -3dB bandwidth of 30 kHz and a -20dB bandwidth of 50 kHz, referenced to the center of the passband.<text:span text:style-name="RMTrak_20_Tags_20_Char"> [FOX1:CR:21] {Implementor = RF}~</text:span></text:h>
      <text:h text:style-name="P51" text:outline-level="3"><text:span text:style-name="RMTrak_20_Tags_20_Char">FOX1:SR:3.9.3 </text:span>The transponder shall be an inverting transponder.<text:span text:style-name="RMTrak_20_Tags_20_Char"> [FOX1:CR:21] {Implementor = IHU;RFTX}~</text:span></text:h>
      <text:h text:style-name="P52" text:outline-level="3"><text:change text:change-id="ct93920475343872"/>The transponder shall have a means of sensing and adjusting gain so that the highest level throughput signal is not distorted with intermodulation products higher than -20 dBc with multiple signals in the passband.<text:change text:change-id="ct93920475327728"/><text:change-start text:change-id="ct93920475345600"/></text:h>
      <text:h text:style-name="P55" text:outline-level="3"><text:change-end text:change-id="ct93920475345600"/><text:span text:style-name="T46">The transponder gain adjustment shall have a time constant of </text:span><text:span text:style-name="T43">&lt;TBD&gt; </text:span><text:span text:style-name="T46">seconds, so that the highest level signal in the passband will not ‘pump’ other signals in the passband by its modulation.</text:span><text:span text:style-name="RMTrak_20_Tags_20_Char">[FOX1:CR:21] {Implementor = IHU;RFTX}~</text:span></text:h>
      <text:h text:style-name="P51" text:outline-level="3"><text:span text:style-name="RMTrak_20_Tags_20_Char"><text:span text:style-name="T47">The transponder shall have a mechanism for detecting the level of signals in the uplink passband. This aggregate level shall have a threshold switching mechanism for deactivating the satellite transmitter when no signals exceed the threshold. The transmitter shall be activated when the threshold is exceeded for approximately one second. <text:s/>The threshold mechanism shall continue to keep the transmitter activated for 30 seconds after the threshold conditions are no longer satisfied.</text:span></text:span><text:change-start text:change-id="ct93920475349600"/><text:span text:style-name="RMTrak_20_Tags_20_Char"><text:span text:style-name="T48"> </text:span></text:span><text:change-end text:change-id="ct93920475349600"/></text:h>
      <text:h text:style-name="P51" text:outline-level="3"><text:span text:style-name="RMTrak_20_Tags_20_Char"><text:span text:style-name="T47">The transponder shall have a linear gain such that a received CW signal of </text:span></text:span><text:span text:style-name="RMTrak_20_Tags_20_Char"><text:span text:style-name="T52">&lt;TBD&gt; </text:span></text:span><text:span text:style-name="RMTrak_20_Tags_20_Char"><text:span text:style-name="T47">dBm will result in a power output of +20 dBm. <text:s/>Any other signals amplified in the passband shall create IMD products not to exceed -20 dBc in the passband of the transponder.</text:span></text:span></text:h>
      <text:p text:style-name="Standard"/>
      <text:p text:style-name="Standard"/>
      <text:h text:style-name="Heading_20_2" text:outline-level="2"><text:soft-page-break/>Telemetry Data</text:h>
      <text:h text:style-name="P51" text:outline-level="3"><text:span text:style-name="RMTrak_20_Tags_20_Char">FOX1:SR:3.10.1 </text:span>The satellite shall collect telemetry data.<text:span text:style-name="RMTrak_20_Tags_20_Char"> [FOX1:CR:15] {Implementor = RFTX;RFRX;IHU;PSU;BATT}~</text:span></text:h>
      <text:h text:style-name="P51" text:outline-level="3"><text:span text:style-name="RMTrak_20_Tags_20_Char">FOX1:SR:3.10.2 </text:span>The telemetry data shall include at a minimum, the measured parameters shown in Table 1. <text:span text:style-name="RMTrak_20_Tags_20_Char">[FOX1:CR:15] {Implementor = RFTX;RFRX;IHU;PSU;BATT}~</text:span></text:h>
      <text:p text:style-name="Standard"/>
      <text:p text:style-name="P26"><text:span text:style-name="T18">Table </text:span><text:span text:style-name="T18"><text:sequence text:ref-name="refTable0" text:name="Table" text:formula="ooow:Table+1" style:num-format="1">1</text:sequence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PARAMETER NAME</text:p>
          </table:table-cell>
          <table:table-cell table:style-name="Table2.B1" office:value-type="string">
            <text:p text:style-name="P15">DESCRIPTION</text:p>
          </table:table-cell>
        </table:table-row>
        <table:table-row table:style-name="Table2.1">
          <table:table-cell table:style-name="Table2.A2" office:value-type="string">
            <text:p text:style-name="P5">CELL V</text:p>
          </table:table-cell>
          <table:table-cell table:style-name="Table2.B2" office:value-type="string">
            <text:p text:style-name="P5">Voltages of battery cells</text:p>
          </table:table-cell>
        </table:table-row>
        <table:table-row table:style-name="Table2.1">
          <table:table-cell table:style-name="Table2.A3" office:value-type="string">
            <text:p text:style-name="P5">PANEL V</text:p>
          </table:table-cell>
          <table:table-cell table:style-name="Table2.B3" office:value-type="string">
            <text:p text:style-name="P5">Voltages of solar panels</text:p>
          </table:table-cell>
        </table:table-row>
        <table:table-row table:style-name="Table2.1">
          <table:table-cell table:style-name="Table2.A4" office:value-type="string">
            <text:p text:style-name="P5">TOTAL I</text:p>
          </table:table-cell>
          <table:table-cell table:style-name="Table2.B4" office:value-type="string">
            <text:p text:style-name="P5">Total DC current out of power system</text:p>
          </table:table-cell>
        </table:table-row>
        <table:table-row table:style-name="Table2.1">
          <table:table-cell table:style-name="Table2.A5" office:value-type="string">
            <text:p text:style-name="P5">PA I</text:p>
          </table:table-cell>
          <table:table-cell table:style-name="Table2.B5" office:value-type="string">
            <text:p text:style-name="P5">DC current into RF power amp</text:p>
          </table:table-cell>
        </table:table-row>
        <table:table-row table:style-name="Table2.1">
          <table:table-cell table:style-name="Table2.A6" office:value-type="string">
            <text:p text:style-name="P5">BATTERY T</text:p>
          </table:table-cell>
          <table:table-cell table:style-name="Table2.B6" office:value-type="string">
            <text:p text:style-name="P5">Temperature of battery</text:p>
          </table:table-cell>
        </table:table-row>
        <table:table-row table:style-name="Table2.1">
          <table:table-cell table:style-name="Table2.A7" office:value-type="string">
            <text:p text:style-name="P5">PANEL T</text:p>
          </table:table-cell>
          <table:table-cell table:style-name="Table2.B7" office:value-type="string">
            <text:p text:style-name="P5">Temperatures of solar panels</text:p>
          </table:table-cell>
        </table:table-row>
        <table:table-row table:style-name="Table2.1">
          <table:table-cell table:style-name="Table2.A8" office:value-type="string">
            <text:p text:style-name="P5">TX T</text:p>
          </table:table-cell>
          <table:table-cell table:style-name="Table2.B8" office:value-type="string">
            <text:p text:style-name="P5">Temperature of RF transmitter card</text:p>
          </table:table-cell>
        </table:table-row>
        <table:table-row table:style-name="Table2.1">
          <table:table-cell table:style-name="Table2.A9" office:value-type="string">
            <text:p text:style-name="P5">RX T</text:p>
          </table:table-cell>
          <table:table-cell table:style-name="Table2.B9" office:value-type="string">
            <text:p text:style-name="P5">Temperature of RF receiver card</text:p>
          </table:table-cell>
        </table:table-row>
        <table:table-row table:style-name="Table2.1">
          <table:table-cell table:style-name="Table2.A10" office:value-type="string">
            <text:p text:style-name="P5">‍<text:span text:style-name="T87">TX </text:span><text:span text:style-name="T81">P</text:span><text:span text:style-name="T87">WR</text:span><text:span text:style-name="T81"> FWD</text:span></text:p>
          </table:table-cell>
          <table:table-cell table:style-name="Table2.B10" office:value-type="string">
            <text:p text:style-name="P11"><text:span text:style-name="T87">Transmitted </text:span>RF Power Forward</text:p>
          </table:table-cell>
        </table:table-row>
        <table:table-row table:style-name="Table2.1">
          <table:table-cell table:style-name="Table2.A11" office:value-type="string">
            <text:p text:style-name="P5">‍<text:span text:style-name="T87">TX PWR</text:span><text:span text:style-name="T81"> REF</text:span></text:p>
          </table:table-cell>
          <table:table-cell table:style-name="Table2.B11" office:value-type="string">
            <text:p text:style-name="P11"><text:span text:style-name="T87">Transmitted </text:span>RF Power Reflected</text:p>
          </table:table-cell>
        </table:table-row>
        <table:table-row table:style-name="Table2.12">
          <table:table-cell table:style-name="Table2.A12" office:value-type="string">
            <text:p text:style-name="P5">‍<text:span text:style-name="T87">RSSI</text:span></text:p>
          </table:table-cell>
          <table:table-cell table:style-name="Table2.B12" office:value-type="string">
            <text:p text:style-name="P14">Received Signal Strength <text:span text:style-name="T1">Indication</text:span> (mW)</text:p>
          </table:table-cell>
        </table:table-row>
      </table:table>
      <text:h text:style-name="P51" text:outline-level="3"><text:span text:style-name="RMTrak_20_Tags_20_Char">FOX1:SR:3.10.3 </text:span>The measured parameters shall be sampled at least every 15 seconds.<text:span text:style-name="RMTrak_20_Tags_20_Char"> [FOX1:CR:15] {Implementor = RFTX;RFRX;IHU;PSU;BATT}~</text:span></text:h>
      <text:h text:style-name="P51" text:outline-level="3"><text:span text:style-name="RMTrak_20_Tags_20_Char">FOX1:SR:3.10.4 </text:span>The minimum and maximum values of each of the measured parameters shall be saved in non-volatile memory.<text:span text:style-name="RMTrak_20_Tags_20_Char"> [FOX1:CR:15] {Implementor = IHU}~</text:span></text:h>
      <text:h text:style-name="P51" text:outline-level="3"><text:span text:style-name="RMTrak_20_Tags_20_Char">FOX1:SR:3.10.5 </text:span>The telemetry data shall also include at a minimum, the calculated parameters shown in Table 2. <text:span text:style-name="RMTrak_20_Tags_20_Char">[FOX1:CR:15] {Implementor = IHU;PSU}~</text:span></text:h>
      <text:p text:style-name="Standard"/>
      <text:p text:style-name="P26"><text:span text:style-name="T18">Table </text:span><text:span text:style-name="T18"><text:sequence text:ref-name="refTable1" text:name="Table" text:formula="ooow:Table+1" style:num-format="1">2</text:sequence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PARAMETER NAME</text:p>
          </table:table-cell>
          <table:table-cell table:style-name="Table3.B1" office:value-type="string">
            <text:p text:style-name="P15">DESCRIPTION</text:p>
          </table:table-cell>
        </table:table-row>
        <table:table-row table:style-name="Table3.1">
          <table:table-cell table:style-name="Table3.A2" office:value-type="string">
            <text:p text:style-name="P5">UP<text:change text:change-id="ct93920475320592"/>TIME</text:p>
          </table:table-cell>
          <table:table-cell table:style-name="Table3.B2" office:value-type="string">
            <text:p text:style-name="P5">Total seconds since avionics power-up or the last Reset</text:p>
          </table:table-cell>
        </table:table-row>
        <table:table-row table:style-name="Table3.1">
          <table:table-cell table:style-name="Table3.A3" office:value-type="string">
            <text:p text:style-name="P5">SPIN</text:p>
          </table:table-cell>
          <table:table-cell table:style-name="Table3.B3" office:value-type="string">
            <text:p text:style-name="P5">Satellite spin rate and direction</text:p>
          </table:table-cell>
        </table:table-row>
      </table:table>
      <text:h text:style-name="P51" text:outline-level="3"><text:span text:style-name="RMTrak_20_Tags_20_Char">FOX1:SR:3.10.6 </text:span>A telemetry frame shall include the current measured values, the saved minimum and maximum values, and the current calculated values.<text:span text:style-name="RMTrak_20_Tags_20_Char"> [FOX1:CR:15] {Implementor = IHU}~</text:span></text:h>
      <text:p text:style-name="P19">The detailed telemetry interface will be specified in a separate document.</text:p>
      <text:p text:style-name="Standard"/>
      <text:h text:style-name="Heading_20_2" text:outline-level="2"><text:soft-page-break/>Telemetry Transmission</text:h>
      <text:h text:style-name="P51" text:outline-level="3"><text:span text:style-name="RMTrak_20_Tags_20_Char">FOX1:SR:3.11.1 </text:span>The satellite shall send slow speed telemetry using BPSK on the RF downlink.<text:span text:style-name="RMTrak_20_Tags_20_Char"> [FOX1:CR:14] {Implementor = RFTX;IHU}~</text:span></text:h>
      <text:h text:style-name="P51" text:outline-level="3"><text:span text:style-name="T10">FOX1:SR:3.11.2 </text:span>The downlink telemetry signal shall be a 1200 bps BPSK signal located outside the user transponder passband and shall be part of the frequency multiplexed downlink.<text:span text:style-name="T37">[FOX1:CR:21] {Implementor = RFTX;RFRX}~</text:span> The telemetry signal’s peak power level shall be no greater than <text:span text:style-name="T41">&lt;TBD&gt; </text:span>dB below the maximum output power of the transponder.</text:h>
      <text:h text:style-name="P51" text:outline-level="3"><text:span text:style-name="RMTrak_20_Tags_20_Char">FOX1:SR:3.11.3 </text:span>Telemetry data shall be transmitted simultaneously with user transponder signals, and shall cease to be transmitted when the user transponder threshold signal “hang time’ of 30 seconds has expired.<text:span text:style-name="RMTrak_20_Tags_20_Char"> [FOX1:CR:15] [FOX1:CR:16] [FOX1:CR:17] [FOX1:CR:25] {Implementor = RFTX;IHU}~</text:span></text:h>
      <text:h text:style-name="P51" text:outline-level="3"><text:span text:style-name="RMTrak_20_Tags_20_Char">FOX1:SR:3.11.4 </text:span>The telemetry transmission shall include telemetry frames. <text:span text:style-name="T82">There shall be different types of frames which will be included in a separate document. </text:span><text:change-start text:change-id="ct93920475402752"/><text:span text:style-name="RMTrak_20_Tags_20_Char"><text:span text:style-name="T82">T</text:span></text:span><text:change-end text:change-id="ct93920475402752"/><text:change-start text:change-id="ct93920475354528"/><text:span text:style-name="RMTrak_20_Tags_20_Char"><text:span text:style-name="T82">T</text:span></text:span><text:change-end text:change-id="ct93920475354528"/></text:h>
      <text:h text:style-name="P51" text:outline-level="3"><text:span text:style-name="RMTrak_20_Tags_20_Char">FOX1:SR:3.11.5 </text:span>The telemetry transmission shall also include experiment data.<text:span text:style-name="RMTrak_20_Tags_20_Char"> [FOX1:CR:16] [FOX1:CR:17] {Implementor = IHU}~</text:span></text:h>
      <text:h text:style-name="Heading_20_2" text:outline-level="2">Command Capability</text:h>
      <text:h text:style-name="P51" text:outline-level="3"><text:span text:style-name="RMTrak_20_Tags_20_Char">FOX1:SR:3.12.1 </text:span>The satellite shall provide a means to process commands sent via the RF uplink from authorized ground control stations.<text:span text:style-name="RMTrak_20_Tags_20_Char"> [FOX1:CR:12] [FOX1:CR:18] {Implementor = RFTX;IHU}~</text:span></text:h>
      <text:h text:style-name="P51" text:outline-level="3"><text:span text:style-name="RMTrak_20_Tags_20_Char">FOX1:SR:3.12.2 </text:span>The command receiver shall be on a frequency outside the transponder bandwidth.<text:span text:style-name="RMTrak_20_Tags_20_Char"> [FOX1:CR:13] [FOX1:CR:18] {Implementor = RFTX;RFRX}~</text:span></text:h>
      <text:h text:style-name="P93" text:outline-level="3">A 1200 bps AFSK-FM via a NBFM channel demodulation capability shall be provided to the IHU for the purpose of transferring data and commands to the IHU. This AFSK-FM channel shall follow the FSK requirements of Bell 202 modems.<text:change-start text:change-id="ct93920475416192"/> <text:change-end text:change-id="ct93920475416192"/><text:span text:style-name="T82">Commands shall be encrypted as detailed in a seperate document.</text:span></text:h>
      <text:h text:style-name="P94" text:outline-level="3"><text:span text:style-name="T45">The uplink command receiver shall be capable of receiving and demodulating AFSK-FM signals at 1200 bps with an input signal level of -120 dBm with a baseband Bit Error Rate (BER) of 1 x 10</text:span><text:span text:style-name="T50">-4</text:span><text:span text:style-name="T45">.</text:span></text:h>
      <text:h text:style-name="P94" text:outline-level="3"><text:s/><text:span text:style-name="RMTrak_20_Tags_20_Char">[FOX1:CR:18]`</text:span><text:span text:style-name="RMTrak_20_Tags_20_Char"><text:span text:style-name="T47">The command uplink receiver will not be responsible for bit or byte synchronization, re-timing, or error correction.</text:span></text:span></text:h>
      <text:p text:style-name="Standard"/>
      <text:h text:style-name="P52" text:outline-level="3"><text:span text:style-name="RMTrak_20_Tags_20_Char">FOX1:SR:3.12.3 </text:span>The following commands shall be provided, <text:span text:style-name="T82">as a minimum,</text:span><text:change-start text:change-id="ct93920475411424"/><text:span text:style-name="T82"> </text:span><text:change-end text:change-id="ct93920475411424"/>as shown in Table 3, below. <text:span text:style-name="RMTrak_20_Tags_20_Char">[FOX1:CR:13] [FOX1:CR:18] {Implementor = RFTX;IHU;PSU}~</text:span></text:h>
      <text:p text:style-name="Standard"><text:change-start text:change-id="ct93920475431456"/></text:p>
      <text:p text:style-name="P38"><text:change-end text:change-id="ct93920475431456"/></text:p>
      <text:p text:style-name="P4">Table 3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Command</text:p>
          </table:table-cell>
          <table:table-cell table:style-name="Table4.B1" office:value-type="string">
            <text:p text:style-name="P15">Operation</text:p>
          </table:table-cell>
        </table:table-row>
        <table:table-row table:style-name="Table4.1">
          <table:table-cell table:style-name="Table4.A2" office:value-type="string">
            <text:p text:style-name="P5">SAFE MODE</text:p>
          </table:table-cell>
          <table:table-cell table:style-name="Table4.B2" office:value-type="string">
            <text:p text:style-name="P5">Enter Safe Mode</text:p>
          </table:table-cell>
        </table:table-row>
        <table:table-row table:style-name="Table4.1">
          <table:table-cell table:style-name="Table4.A3" office:value-type="string">
            <text:p text:style-name="P5">INHIBIT TX</text:p>
          </table:table-cell>
          <table:table-cell table:style-name="Table4.B3" office:value-type="string">
            <text:p text:style-name="P5">Inhibit <text:change-start text:change-id="ct93920475415904"/><text:span text:style-name="T76">All </text:span><text:change-end text:change-id="ct93920475415904"/>RF transmission</text:p>
          </table:table-cell>
        </table:table-row>
        <table:table-row table:style-name="Table4.1">
          <table:table-cell table:style-name="Table4.A4" office:value-type="string">
            <text:p text:style-name="P5">ENABLE TX</text:p>
          </table:table-cell>
          <table:table-cell table:style-name="Table4.B4" office:value-type="string">
            <text:p text:style-name="P5">Enable RF transmission</text:p>
          </table:table-cell>
        </table:table-row>
        <table:table-row table:style-name="Table4.1">
          <table:table-cell table:style-name="Table4.A5" office:value-type="string">
            <text:p text:style-name="P5">IHU OFF</text:p>
          </table:table-cell>
          <table:table-cell table:style-name="Table4.B5" office:value-type="string">
            <text:p text:style-name="P5">Power off IHU</text:p>
          </table:table-cell>
        </table:table-row>
        <table:table-row table:style-name="Table4.1">
          <table:table-cell table:style-name="Table4.A6" office:value-type="string">
            <text:p text:style-name="P5">IHU ON</text:p>
          </table:table-cell>
          <table:table-cell table:style-name="Table4.B6" office:value-type="string">
            <text:p text:style-name="P5">Power on IHU</text:p>
          </table:table-cell>
        </table:table-row>
        <table:table-row table:style-name="Table4.1">
          <table:table-cell table:style-name="Table4.A7" office:value-type="string">
            <text:p text:style-name="P5">‍<text:span text:style-name="T86">EXP OFF</text:span></text:p>
          </table:table-cell>
          <table:table-cell table:style-name="Table4.B7" office:value-type="string">
            <text:p text:style-name="P13">Power off Experiment</text:p>
          </table:table-cell>
        </table:table-row>
        <table:table-row table:style-name="Table4.1">
          <table:table-cell table:style-name="Table4.A8" office:value-type="string">
            <text:p text:style-name="P5">‍<text:span text:style-name="T86">EXP ON</text:span></text:p>
          </table:table-cell>
          <table:table-cell table:style-name="Table4.B8" office:value-type="string">
            <text:p text:style-name="P13">Power on Experiment</text:p>
          </table:table-cell>
        </table:table-row>
        <table:table-row table:style-name="Table4.1">
          <table:table-cell table:style-name="Table4.A9" office:value-type="string">
            <text:p text:style-name="P5">CLEAR</text:p>
          </table:table-cell>
          <table:table-cell table:style-name="Table4.B9" office:value-type="string">
            <text:p text:style-name="P5">Clear stored telemetry</text:p>
          </table:table-cell>
        </table:table-row>
        <table:table-row table:style-name="Table4.1">
          <table:table-cell table:style-name="Table4.A10" office:value-type="string">
            <text:p text:style-name="P5">TRANSPONDER MODE</text:p>
          </table:table-cell>
          <table:table-cell table:style-name="Table4.B10" office:value-type="string">
            <text:p text:style-name="P5">Enter Transponder Mode</text:p>
          </table:table-cell>
        </table:table-row>
        <table:table-row table:style-name="Table4.1">
          <table:table-cell table:style-name="Table4.A11" office:value-type="string">
            <text:p text:style-name="P5">ENABLE AUTO-SAFE</text:p>
          </table:table-cell>
          <table:table-cell table:style-name="Table4.B11" office:value-type="string">
            <text:p text:style-name="P5">Enable Auto-Safe Mode</text:p>
          </table:table-cell>
        </table:table-row>
        <table:table-row table:style-name="Table4.1">
          <table:table-cell table:style-name="Table4.A12" office:value-type="string">
            <text:p text:style-name="P5">DISABLE AUTO-SAFE</text:p>
          </table:table-cell>
          <table:table-cell table:style-name="Table4.B12" office:value-type="string">
            <text:p text:style-name="P5">Disable Auto-Safe Mode</text:p>
          </table:table-cell>
        </table:table-row>
        <table:table-row table:style-name="Table4.1">
          <table:table-cell table:style-name="Table4.A13" office:value-type="string">
            <text:p text:style-name="P5">‍<text:span text:style-name="T77">SCIENCE MODE</text:span></text:p>
          </table:table-cell>
          <table:table-cell table:style-name="Table4.B13" office:value-type="string">
            <text:p text:style-name="P9">Enter Science Mode</text:p>
          </table:table-cell>
        </table:table-row>
        <table:table-row table:style-name="Table4.1">
          <table:table-cell table:style-name="Table4.A14" office:value-type="string">
            <text:p text:style-name="P5">‍<text:span text:style-name="T85">ANT DEPLOY</text:span></text:p>
          </table:table-cell>
          <table:table-cell table:style-name="Table4.B14" office:value-type="string">
            <text:p text:style-name="P12">Antenna Deploy (Retry)</text:p>
          </table:table-cell>
        </table:table-row>
      </table:table>
      <text:p text:style-name="Standard"/>
      <text:h text:style-name="P60" text:outline-level="3"><text:soft-page-break/><text:span text:style-name="RMTrak_20_Tags_20_Char">FOX1:SR:3.12.4 </text:span><text:span text:style-name="RMTrak_20_Tags_20_Char"><text:span text:style-name="T38"><text:s/></text:span></text:span>A SAFE MODE command shall cause the satellite to enter the Safe Mode.<text:span text:style-name="RMTrak_20_Tags_20_Char"> [FOX1:CR:18] {Implementor = RFTX;IHU}~</text:span><text:change text:change-id="ct93920475320352"/></text:h>
      <text:h text:style-name="P51" text:outline-level="3"><text:span text:style-name="RMTrak_20_Tags_20_Char">FOX1:SR:3.12.5 </text:span><text:span text:style-name="RMTrak_20_Tags_20_Char"><text:span text:style-name="T38"><text:s/></text:span></text:span>An INHIBIT TX command shall disable the RF transmitter.<text:span text:style-name="RMTrak_20_Tags_20_Char"> [FOX1:CR:18] [FOX1:CR:30] {Implementor = RFTX}~</text:span></text:h>
      <text:h text:style-name="P51" text:outline-level="3"><text:span text:style-name="RMTrak_20_Tags_20_Char">FOX1:SR:3.12.6 </text:span><text:span text:style-name="RMTrak_20_Tags_20_Char"><text:span text:style-name="T38"><text:s/></text:span></text:span><text:span text:style-name="RMTrak_20_Tags_20_Char"><text:span text:style-name="T53">An ENABLE TX command shall enable the RF transmitter. </text:span></text:span><text:span text:style-name="RMTrak_20_Tags_20_Char">[FOX1:CR:18] [FOX1:CR:30] {Implementor = RFTX}~</text:span></text:h>
      <text:h text:style-name="P51" text:outline-level="3"><text:span text:style-name="RMTrak_20_Tags_20_Char">FOX1:SR:3.12.7</text:span><text:span text:style-name="RMTrak_20_Tags_20_Char"><text:span text:style-name="T53"> </text:span></text:span>An IHU OFF command shall cause the IHU System to power off.<text:span text:style-name="RMTrak_20_Tags_20_Char"> [FOX1:CR:18] {Implementor = IHU;PSU}~</text:span></text:h>
      <text:h text:style-name="P61" text:outline-level="3"><text:span text:style-name="RMTrak_20_Tags_20_Char">FOX1:SR:3.12.8</text:span><text:span text:style-name="RMTrak_20_Tags_20_Char"><text:span text:style-name="T53"> An IHU ON command shall cause the IHU System to power on. </text:span></text:span><text:change text:change-id="ct93920475320112"/></text:h>
      <text:h text:style-name="P62" text:outline-level="3"><text:span text:style-name="RMTrak_20_Tags_20_Char">FOX1:SR:3.12.9 </text:span><text:span text:style-name="RMTrak_20_Tags_20_Char"><text:span text:style-name="T51"><text:s/></text:span></text:span><text:span text:style-name="T45">A CLEAR command shall cause the satellite to clear the saved minimum </text:span>and maximum telemetry parameter values.<text:span text:style-name="RMTrak_20_Tags_20_Char"> [FOX1:CR:18] {Implementor = IHU}~</text:span></text:h>
      <text:h text:style-name="P95" text:outline-level="3"><text:span text:style-name="RMTrak_20_Tags_20_Char">FOX1:SR:3.12.10 </text:span>A TRANSPONDER MODE command shall cause the satellite to enter the <text:s/>Transponder Mode.<text:span text:style-name="RMTrak_20_Tags_20_Char"> [FOX1:CR:18] {Implementor = RFTX;IHU}~</text:span></text:h>
      <text:h text:style-name="P96" text:outline-level="3"><text:span text:style-name="RMTrak_20_Tags_20_Char">FOX1:SR:3.12.11 </text:span>An ENABLE AUTO-SAFE command shall enable the auto-safe mode state.<text:span text:style-name="RMTrak_20_Tags_20_Char"> [FOX1:CR:18] [FOX1:CR:34] {Implementor = RFTX;IHU}~</text:span></text:h>
      <text:h text:style-name="P94" text:outline-level="3"><text:span text:style-name="RMTrak_20_Tags_20_Char">FOX1:SR:3.12.12</text:span> A DISABLE AUTO-SAFE command shall disable the auto-safe mode state.</text:h>
      <text:h text:style-name="P63" text:outline-level="3"><text:span text:style-name="RMTrak_20_Tags_20_Char">FOX1:SR:3.12.13 </text:span><text:span text:style-name="T8">The control interface details will be specified in a separate document.</text:span><text:change-start text:change-id="ct93920475310576"/></text:h>
      <text:h text:style-name="P97" text:outline-level="3"><text:change-end text:change-id="ct93920475310576"/>A SCIENCE MODE command shall cause the satellite to enter the Science Mode. <text:change-start text:change-id="ct93920475505792"/></text:h>
      <text:h text:style-name="P98" text:outline-level="3"><text:change-end text:change-id="ct93920475505792"/>ANT DEPLOY command shall cause a<text:change-start text:change-id="ct93920475487776"/> <text:change-end text:change-id="ct93920475487776"/>resistor burn in an attempt to correct a failed deployment at Startup<text:change-start text:change-id="ct93920475510112"/></text:h>
      <text:h text:style-name="P99" text:outline-level="3"><text:change-end text:change-id="ct93920475510112"/>An EXP OFF command shall cause the experiment payload to be powered off<text:change-start text:change-id="ct93920475515856"/></text:h>
      <text:h text:style-name="P99" text:outline-level="3"><text:change-end text:change-id="ct93920475515856"/>An EXP ON command shall cause the experiment payload to be powered on</text:h>
      <text:p text:style-name="P18"/>
      <text:h text:style-name="P47" text:outline-level="2"><text:change-start text:change-id="ct93920475483680"/></text:h>
      <text:p text:style-name="P39"><text:change-end text:change-id="ct93920475483680"/></text:p>
      <text:h text:style-name="P48" text:outline-level="2">On-Orbit Operating Modes</text:h>
      <text:p text:style-name="Standard"/>
      <text:h text:style-name="P51" text:outline-level="3"><text:span text:style-name="RMTrak_20_Tags_20_Char">FOX1:SR:3.13.1</text:span>The satellite shall provide on-orbit operating modes as shown in Table 4. <text:span text:style-name="RMTrak_20_Tags_20_Char">[FOX1:CR:24] [FOX1:CR:25] [FOX1:CR:27] [FOX1:CR:34] {Implementor = RFTX;IHU}~</text:span><text:change text:change-id="ct93920475528432"/></text:h>
      <text:p text:style-name="P3"/>
      <text:p text:style-name="P3">Table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NAME</text:p>
          </table:table-cell>
          <table:table-cell table:style-name="Table5.B1" office:value-type="string">
            <text:p text:style-name="P15">DESCRIPTION</text:p>
          </table:table-cell>
        </table:table-row>
        <table:table-row table:style-name="Table5.1">
          <table:table-cell table:style-name="Table5.A2" office:value-type="string">
            <text:p text:style-name="P6">Startup Mode</text:p>
          </table:table-cell>
          <table:table-cell table:style-name="Table5.B2" office:value-type="string">
            <text:p text:style-name="P6">Wait 50+ minutes and deploy antennas</text:p>
          </table:table-cell>
        </table:table-row>
        <table:table-row table:style-name="Table5.1">
          <table:table-cell table:style-name="Table5.A2" office:value-type="string">
            <text:p text:style-name="P6">Safe Mode</text:p>
          </table:table-cell>
          <table:table-cell table:style-name="Table5.B3" office:value-type="string">
            <text:p text:style-name="P6">Wait 120 seconds then begin telemetry beacon sequencing;</text:p>
            <text:p text:style-name="P6">Experiment powered off</text:p>
          </table:table-cell>
        </table:table-row>
        <table:table-row table:style-name="Table5.1">
          <table:table-cell table:style-name="Table5.A2" office:value-type="string">
            <text:p text:style-name="P6">Auto-Safe Mode</text:p>
          </table:table-cell>
          <table:table-cell table:style-name="Table5.B4" office:value-type="string">
            <text:p text:style-name="P6">If enabled, automatically detects a low battery condition and shuts down some major satellite activities</text:p>
          </table:table-cell>
        </table:table-row>
        <table:table-row table:style-name="Table5.1">
          <table:table-cell table:style-name="Table5.A2" office:value-type="string">
            <text:p text:style-name="P6">Transponder Mode</text:p>
          </table:table-cell>
          <table:table-cell table:style-name="Table5.B5" office:value-type="string">
            <text:p text:style-name="P6"><text:span text:style-name="T66">All radio, </text:span><text:s/>telemetry channel and experiment active <text:span text:style-name="T66">(Fully Operational)</text:span></text:p>
          </table:table-cell>
        </table:table-row>
        <table:table-row table:style-name="Table5.1">
          <table:table-cell table:style-name="Table5.A6" office:value-type="string">
            <text:p text:style-name="P6">‍<text:span text:style-name="T66">Safe Mode</text:span></text:p>
          </table:table-cell>
          <table:table-cell table:style-name="Table5.B6" office:value-type="string">
            <text:p text:style-name="P8">Inhibit transponder, inhibit experiment. Telemetry active for troubleshooting</text:p>
          </table:table-cell>
        </table:table-row>
        <table:table-row table:style-name="Table5.1">
          <table:table-cell table:style-name="Table5.A6" office:value-type="string">
            <text:p text:style-name="P6">‍<text:span text:style-name="T65">Transmitter Inhibit</text:span></text:p>
          </table:table-cell>
          <table:table-cell table:style-name="Table5.B7" office:value-type="string">
            <text:p text:style-name="P7">If no command has been received for TBD time all transmitters shutdown, telemetry uplink is monitored for command</text:p>
          </table:table-cell>
        </table:table-row>
        <table:table-row table:style-name="Table5.8">
          <table:table-cell table:style-name="Table5.A6" office:value-type="string">
            <text:p text:style-name="P6">‍<text:span text:style-name="T78">Science Mode*</text:span></text:p>
          </table:table-cell>
          <table:table-cell table:style-name="Table5.A6" office:value-type="string">
            <text:p text:style-name="P10">Inhibit transponder. All available downlink bandwidth is used for experiment / science.</text:p>
          </table:table-cell>
        </table:table-row>
      </table:table>
      <text:p text:style-name="P111"><text:change text:change-id="ct93920475539920"/><text:change text:change-id="ct93920475483200"/><text:change text:change-id="ct93920475345360"/><text:change text:change-id="ct93920475310336"/><text:change text:change-id="ct93920475509824"/><text:change-start text:change-id="ct93920475521648"/></text:p>
      <text:p text:style-name="P36"><text:change-end text:change-id="ct93920475521648"/></text:p>
      <text:h text:style-name="P100" text:outline-level="3">The satellite shall transition between its on-orbit operational modes as shown in the State Transition Diagram in Figure 1. <text:span text:style-name="RMTrak_20_Tags_20_Char">[FOX1:CR:24] [FOX1:CR:25] [FOX1:CR:27] [FOX1:CR:34] {Implementor = RFTX;IHU}~</text:span></text:h>
      <text:h text:style-name="P64" text:outline-level="3"><text:span text:style-name="RMTrak_20_Tags_20_Char">FOX1:SR:3.13.2</text:span></text:h>
      <text:h text:style-name="P51" text:outline-level="3"><text:span text:style-name="RMTrak_20_Tags_20_Char">FOX1:SR:3.13.3 </text:span>Upon launch, a power cycle of the avionics, or after a reset action, the satellite shall enter the "START" point as shown in Figure 1.<text:span text:style-name="RMTrak_20_Tags_20_Char"> [FOX1:CR:33] {Implementor = IHU}~</text:span></text:h>
      <text:h text:style-name="P51" text:outline-level="3"><text:span text:style-name="RMTrak_20_Tags_20_Char">FOX1:SR:3.13.4 </text:span>An IHU ON command shall also cause the satellite to begin operation from the "START" point as shown in Figure 1.<text:span text:style-name="RMTrak_20_Tags_20_Char">[FOX1:CR:18] {Implementor = IHU}~</text:span><text:span text:style-name="RMTrak_20_Tags_20_Char"><text:span text:style-name="T38"> </text:span></text:span><text:change-start text:change-id="ct93920475565936"/></text:h>
      <text:h text:style-name="Heading_20_3" text:outline-level="3"><text:change-end text:change-id="ct93920475565936"/>The satellite shall have the capability to sense / detect whether the antennas have been deployed.</text:h>
      <text:h text:style-name="P51" text:outline-level="3"><text:span text:style-name="RMTrak_20_Tags_20_Char">FOX1:SR:3.13.5 </text:span><text:change-start text:change-id="ct93920475572512"/><text:span text:style-name="RMTrak_20_Tags_20_Char"><text:span text:style-name="T73">t</text:span></text:span><text:change-end text:change-id="ct93920475572512"/>If the antennas have not been deployed, the satellite shall enter Startup Mode.<text:span text:style-name="RMTrak_20_Tags_20_Char"> [FOX1:CR:9] [FOX1:CR:24] {Implementor = IHU}~</text:span></text:h>
      <text:h text:style-name="P101" text:outline-level="4"><text:span text:style-name="RMTrak_20_Tags_20_Char">FOX1:SR:3.13.7 </text:span>In <text:span text:style-name="T69">STARTUP MODE</text:span>, the satellite shall wait at least <text:span text:style-name="T68">50 minutes</text:span> before commanding antenna deployment and initiating RF transmissions.<text:span text:style-name="RMTrak_20_Tags_20_Char"> [FOX1:CR:24] {Implementor = MECH;IHU;ANT}~</text:span></text:h>
      <text:h text:style-name="P101" text:outline-level="4"><text:span text:style-name="RMTrak_20_Tags_20_Char">FOX1:SR:3.13.7.1</text:span> After the antennas have been successfully deployed upon initial orbit, the satellite shall enter <text:span text:style-name="T83">SAFE</text:span><text:span text:style-name="T69"> MODE</text:span>. <text:span text:style-name="T69">Health and Status will be ascertained and the satellite shall be commanded to enter either TRANSPONDER MODE (All Good) or SAFE MODE.</text:span></text:h>
      <text:h text:style-name="P51" text:outline-level="3"><text:span text:style-name="RMTrak_20_Tags_20_Char">FOX1:SR:3.13.7.3 </text:span><text:span text:style-name="RMTrak_20_Tags_20_Char"><text:span text:style-name="T38"><text:s/></text:span></text:span><text:span text:style-name="RMTrak_20_Tags_20_Char"><text:span text:style-name="T47">After a Reset action and antennas successfully deployed check, the satellite shall determine whether its last state was SAFE MODE</text:span></text:span><text:change text:change-id="ct93920475578592"/><text:change text:change-id="ct93920475566176"/><text:span text:style-name="RMTrak_20_Tags_20_Char">FOX1:SR:3.13.5.1</text:span> If the last state was SAFE MODE,<text:bookmark text:name="_GoBack"/> the satellite shall (re)enter SAFE MODE. <text:span text:style-name="RMTrak_20_Tags_20_Char">[FOX1:CR:24] {Implementor = IHU}~</text:span></text:h>
      <text:h text:style-name="P101" text:outline-level="4"><text:span text:style-name="RMTrak_20_Tags_20_Char">FOX1:SR:3.13.5.2</text:span>1200 bps BPSK telemetry beacon downlink channel operation shall occur during<text:change text:change-id="ct93920475589424"/><text:change-start text:change-id="ct93920475589136"/><text:span text:style-name="T69"> </text:span><text:change-end text:change-id="ct93920475589136"/>SAFE MODE<text:span text:style-name="RMTrak_20_Tags_20_Char">[FOX1:CR:26] {Implementor = RFRX;IHU}~FOX1:SR:3.13.11</text:span>.<text:span text:style-name="RMTrak_20_Tags_20_Char"> [FOX1:CR:26] {Implementor = RFRX;IHU}~</text:span><text:span text:style-name="RMTrak_20_Tags_20_Char"><text:span text:style-name="T38"> </text:span></text:span><text:span text:style-name="RMTrak_20_Tags_20_Char"><text:span text:style-name="T47">There shall be NO CW beacon functionality implemented in the satellite</text:span></text:span></text:h>
      <text:h text:style-name="P101" text:outline-level="4"><text:s/>If the last state was not SAFE MODE, the satellite shall enter TRANSPONDER MODE.<text:span text:style-name="RMTrak_20_Tags_20_Char"> [FOX1:CR:24] {Implementor = RFTX;IHU}~</text:span><text:span text:style-name="RMTrak_20_Tags_20_Char"><text:span text:style-name="T38"> </text:span></text:span></text:h>
      <text:h text:style-name="P102" text:outline-level="4">In TRANSPONDER MODE, the transponder and the telemetry shall be active.<text:change-start text:change-id="ct93920475594304"/></text:h>
      <text:h text:style-name="Heading_20_4" text:outline-level="4"><text:change-end text:change-id="ct93920475594304"/><text:s/>If no command has been detected for TBD minutes, the satellite shall enter TRANSMITTER INHIBIT MODE.<text:change-start text:change-id="ct93920475586832"/></text:h>
      <text:h text:style-name="P51" text:outline-level="3"><text:change-end text:change-id="ct93920475586832"/><text:change text:change-id="ct93920475588848"/><text:change-start text:change-id="ct93920475567376"/><text:span text:style-name="RMTrak_20_Tags_20_Char"><text:span text:style-name="T70">f</text:span></text:span><text:change-end text:change-id="ct93920475567376"/><text:span text:style-name="RMTrak_20_Tags_20_Char">FOX1:SR:3.13.8 </text:span>The command RF uplink shall be monitored for commands in all modes.<text:change-start text:change-id="ct93920475598528"/></text:h>
      <text:h text:style-name="P58" text:outline-level="3"><text:s/><text:change-end text:change-id="ct93920475598528"/><text:span text:style-name="T78">The Science Mode* is an optional state which will be determined on exactly how the Fox-Plus </text:span><text:span text:style-name="T12">experiment</text:span><text:span text:style-name="T78"> / downlink speed / power budget is allocated for </text:span><text:span text:style-name="T12">the</text:span><text:span text:style-name="T78"> satellite.</text:span><text:change-start text:change-id="ct93920475601872"/></text:h>
      <text:p text:style-name="P42"><text:change-end text:change-id="ct93920475601872"/><text:change-start text:change-id="ct93920475567136"/></text:p>
      <text:p text:style-name="P35"/>
      <text:p text:style-name="P35"><text:change-end text:change-id="ct93920475567136"/></text:p>
      <text:p text:style-name="Standard"><text:span text:style-name="RMTrak_20_Tags_20_Char">FOX1:SR:3.13.9 </text:span></text:p>
      <text:h text:style-name="P50" text:outline-level="2"><text:change-start text:change-id="ct93920475663920"/></text:h>
      <text:p text:style-name="P37"><draw:g text:anchor-type="paragraph" draw:z-index="32" draw:name="Group object 1" draw:style-name="gr1"><draw:custom-shape draw:style-name="gr2" draw:text-style-name="P115" xml:id="id2" draw:id="id2" svg:width="1.3406in" svg:height="0.9551in" svg:x="1.8413in" svg:y="3.4634in"><text:p text:style-name="P114"><text:span text:style-name="T92">Safe Mode Set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117" svg:width="1.3406in" svg:height="0.7657in" svg:x="1.8413in" svg:y="4.9917in"><text:p text:style-name="P116"><text:span text:style-name="T93">Safe Mode</text:span></text:p><draw:enhanced-geometry svg:viewBox="0 0 21600 21600" draw:type="rectangle" draw:enhanced-path="M 0 0 L 21600 0 21600 21600 0 21600 0 0 Z N"/></draw:custom-shape><draw:custom-shape draw:style-name="gr4" draw:text-style-name="P117" svg:width="1.2622in" svg:height="0.7642in" svg:x="-0.0161in" svg:y="1.9343in"><text:p text:style-name="P116"><text:span text:style-name="T93">Startup Mode</text:span></text:p><draw:enhanced-geometry svg:viewBox="0 0 21600 21600" draw:type="rectangle" draw:enhanced-path="M 0 0 L 21600 0 21600 21600 0 21600 0 0 Z N"/></draw:custom-shape><draw:custom-shape draw:style-name="gr5" draw:text-style-name="P115" svg:width="1.7878in" svg:height="0.7657in" svg:x="3.7776in" svg:y="4.9917in"><text:p text:style-name="P114"><text:span text:style-name="T92">Ground Station Uplink Command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6" draw:text-style-name="P117" svg:width="1.3413in" svg:height="0.765in" svg:x="3.772in" svg:y="1.4528in"><text:p text:style-name="P116"><text:span text:style-name="T93">Transmit Inhibit*</text:span></text:p><draw:enhanced-geometry svg:viewBox="0 0 21600 21600" draw:type="rectangle" draw:enhanced-path="M 0 0 L 21600 0 21600 21600 0 21600 0 0 Z N"/></draw:custom-shape><draw:custom-shape draw:style-name="gr7" draw:text-style-name="P117" svg:width="1.3413in" svg:height="0.7642in" svg:x="3.7768in" svg:y="2.5079in"><text:p text:style-name="P116"><text:span text:style-name="T93">Auto-Safe Mode</text:span></text:p><draw:enhanced-geometry svg:viewBox="0 0 21600 21600" draw:type="rectangle" draw:enhanced-path="M 0 0 L 21600 0 21600 21600 0 21600 0 0 Z N"/></draw:custom-shape><draw:custom-shape draw:style-name="gr7" draw:text-style-name="P117" svg:width="1.3413in" svg:height="0.7642in" svg:x="3.7894in" svg:y="3.5472in"><text:p text:style-name="P116"><text:span text:style-name="T93">Transponder Mode</text:span></text:p><draw:enhanced-geometry svg:viewBox="0 0 21600 21600" draw:type="rectangle" draw:enhanced-path="M 0 0 L 21600 0 21600 21600 0 21600 0 0 Z N"/></draw:custom-shape><draw:line draw:style-name="gr8" draw:text-style-name="P118" svg:x1="3.1823in" svg:y1="3.9453in" svg:x2="3.778in" svg:y2="3.9453in"><text:p/></draw:line><draw:connector draw:style-name="gr9" draw:text-style-name="P118" draw:type="line" svg:x1="2.5283in" svg:y1="3.0732in" svg:x2="2.5118in" svg:y2="3.4638in" draw:start-shape="id1" draw:start-glue-point="6" draw:end-shape="id2" draw:end-glue-point="4" svg:d="M6422 7806l-42 992" svg:viewBox="0 0 44 993"><text:p/></draw:connector><draw:line draw:style-name="gr8" draw:text-style-name="P118" svg:x1="1.7705in" svg:y1="2.4004in" svg:x2="1.2461in" svg:y2="2.4004in"><text:p/></draw:line><draw:line draw:style-name="gr8" draw:text-style-name="P118" svg:x1="2.5382in" svg:y1="1.7425in" svg:x2="2.5382in" svg:y2="1.1689in"><text:p/></draw:line><draw:line draw:style-name="gr8" draw:text-style-name="P118" svg:x1="2.5028in" svg:y1="4.4189in" svg:x2="2.5028in" svg:y2="4.985in"><text:p/></draw:line><draw:frame draw:style-name="gr10" draw:text-style-name="P120" svg:width="1.626in" svg:height="0.7949in" svg:x="3.7909in" svg:y="5.948in"><draw:text-box><text:p text:style-name="P119"><text:span text:style-name="T94">* Automatic if no</text:span></text:p><text:p text:style-name="P119"><text:span text:style-name="T94">Command detected</text:span></text:p><text:p text:style-name="P119"><text:span text:style-name="T94">for n Minutes / Hours</text:span></text:p></draw:text-box></draw:frame><draw:line draw:style-name="gr11" draw:text-style-name="P118" svg:x1="3.1823in" svg:y1="5.3744in" svg:x2="3.9925in" svg:y2="5.3744in"><text:p/></draw:line><draw:line draw:style-name="gr12" draw:text-style-name="P118" svg:x1="4.4693in" svg:y1="4.3118in" svg:x2="4.4693in" svg:y2="4.985in"><text:p/></draw:line><draw:line draw:style-name="gr12" draw:text-style-name="P118" svg:x1="5.1173in" svg:y1="2.6996in" svg:x2="5.2665in" svg:y2="2.6996in"><text:p/></draw:line><draw:line draw:style-name="gr13" draw:text-style-name="P118" svg:x1="5.2673in" svg:y1="4.9937in" svg:x2="5.2673in" svg:y2="2.6996in"><text:p/></draw:line><draw:line draw:style-name="gr13" draw:text-style-name="P118" svg:x1="5.1173in" svg:y1="1.6661in" svg:x2="5.3673in" svg:y2="1.6661in"><text:p/></draw:line><draw:line draw:style-name="gr13" draw:text-style-name="P118" svg:x1="5.3618in" svg:y1="4.9858in" svg:x2="5.3618in" svg:y2="1.6827in"><text:p/></draw:line><draw:line draw:style-name="gr13" draw:text-style-name="P118" svg:x1="3.1823in" svg:y1="0.9016in" svg:x2="5.4161in" svg:y2="0.9016in"><text:p/></draw:line><draw:line draw:style-name="gr13" draw:text-style-name="P118" svg:x1="5.4583in" svg:y1="4.9854in" svg:x2="5.4583in" svg:y2="0.9177in"><text:p/></draw:line><draw:frame draw:style-name="gr14" draw:text-style-name="P121" svg:width="1.1988in" svg:height="0.3433in" svg:x="1.8831in" svg:y="0.7181in"><draw:text-box><text:p text:style-name="P119"><text:span text:style-name="T93">START or Reset</text:span></text:p></draw:text-box></draw:frame><draw:frame draw:style-name="gr15" draw:text-style-name="P122" svg:width="0.4087in" svg:height="0.3169in" svg:x="1.4657in" svg:y="2.1563in"><draw:text-box><text:p text:style-name="P119"><text:span text:style-name="T92">NO</text:span></text:p></draw:text-box></draw:frame><draw:frame draw:style-name="gr16" draw:text-style-name="P122" svg:width="0.4079in" svg:height="0.3169in" svg:x="3.072in" svg:y="3.7205in"><draw:text-box><text:p text:style-name="P119"><text:span text:style-name="T92">NO</text:span></text:p></draw:text-box></draw:frame><draw:frame draw:style-name="gr17" draw:text-style-name="P122" svg:width="0.4677in" svg:height="0.3177in" svg:x="2.4319in" svg:y="3.0114in"><draw:text-box><text:p text:style-name="P119"><text:span text:style-name="T92">YES</text:span></text:p></draw:text-box></draw:frame><draw:frame draw:style-name="gr18" draw:text-style-name="P122" svg:width="0.4685in" svg:height="0.3161in" svg:x="2.4075in" svg:y="4.328in"><draw:text-box><text:p text:style-name="P119"><text:span text:style-name="T92">YES</text:span></text:p></draw:text-box></draw:frame><draw:frame draw:style-name="gr19" draw:text-style-name="P123" svg:width="0.7862in" svg:height="0.2949in" svg:x="3.2413in" svg:y="5.1528in"><draw:text-box><text:p text:style-name="P119"><text:span text:style-name="T95">“</text:span><text:span text:style-name="T95">Safe” Mode</text:span></text:p></draw:text-box></draw:frame><draw:frame draw:style-name="gr20" draw:text-style-name="P123" svg:width="0.9134in" svg:height="0.2949in" svg:x="3.6827in" svg:y="0.6571in"><draw:text-box><text:p text:style-name="P119"><text:span text:style-name="T95">“</text:span><text:span text:style-name="T95">IHU On” Mode</text:span></text:p></draw:text-box></draw:frame><draw:frame draw:style-name="gr21" draw:text-style-name="P123" svg:width="1.1732in" svg:height="0.2953in" svg:x="3.6992in" svg:y="4.5142in"><draw:text-box><text:p text:style-name="P119"><text:span text:style-name="T95">“</text:span><text:span text:style-name="T95">Transponder” <text:s/>Mode</text:span></text:p></draw:text-box></draw:frame><draw:frame draw:style-name="gr22" draw:text-style-name="P123" svg:width="2.3157in" svg:height="0.2303in" draw:transform="rotate (1.5707963267949) translate (5.11736111111111in 4.90069444444444in)"><draw:text-box><text:p text:style-name="P119"><text:span text:style-name="T95">Enable / Disable “Auto-Safe” <text:s/>Mode</text:span></text:p></draw:text-box></draw:frame><draw:frame draw:style-name="gr23" draw:text-style-name="P123" svg:width="1.174in" svg:height="0.2303in" draw:transform="rotate (1.5707963267949) translate (5.18680555555556in 2.725in)"><draw:text-box><text:p text:style-name="P119"><text:span text:style-name="T95">Transmit Inhibit</text:span></text:p></draw:text-box></draw:frame><draw:line draw:style-name="gr8" draw:text-style-name="P118" svg:x1="0.65in" svg:y1="2.6996in" svg:x2="0.65in" svg:y2="3.0819in"><text:p/></draw:line><draw:line draw:style-name="gr8" draw:text-style-name="P118" svg:x1="1.8417in" svg:y1="3.9299in" svg:x2="1.6929in" svg:y2="3.9299in"><text:p/></draw:line><draw:line draw:style-name="gr8" draw:text-style-name="P118" svg:x1="0.65in" svg:y1="3.0807in" svg:x2="1.6984in" svg:y2="3.0807in"><text:p/></draw:line><draw:line draw:style-name="gr8" draw:text-style-name="P118" svg:x1="1.6929in" svg:y1="3.937in" svg:x2="1.6929in" svg:y2="3.0807in"><text:p/></draw:line><draw:frame draw:style-name="gr24" draw:text-style-name="P125" svg:width="1.4898in" svg:height="3.2504in" svg:x="0.2327in" svg:y="3.9043in"><draw:text-box><text:p text:style-name="P124"><text:span text:style-name="T92">= Mode </text:span></text:p><text:p text:style-name="P124"><text:span text:style-name="T92"/></text:p><text:p text:style-name="P124"><text:span text:style-name="T92"/></text:p><text:p text:style-name="P124"><text:span text:style-name="T92">= Decision</text:span></text:p><text:p text:style-name="P124"><text:span text:style-name="T93"/></text:p><text:p text:style-name="P124"><text:span text:style-name="T93"/></text:p><text:p text:style-name="P124"><text:span text:style-name="T92">= Ground Station</text:span></text:p><text:p text:style-name="P124"><text:span text:style-name="T93"/></text:p><text:p text:style-name="P124"><text:span text:style-name="T92"/></text:p><text:p text:style-name="P124"><text:span text:style-name="T92">= Ground Station Cmd</text:span></text:p><text:p text:style-name="P124"><text:span text:style-name="T93"/></text:p><text:p text:style-name="P124"><text:span text:style-name="T93"/></text:p><text:p text:style-name="P124"><text:span text:style-name="T92"><text:s/></text:span><text:span text:style-name="T92">= Mode Transition Path</text:span></text:p><text:p text:style-name="P124"><text:span text:style-name="T93"/></text:p></draw:text-box></draw:frame><draw:custom-shape draw:style-name="gr25" draw:text-style-name="P126" svg:width="0.298in" svg:height="0.1913in" svg:x="-0.0945in" svg:y="3.9063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118" svg:width="0.298in" svg:height="0.1913in" svg:x="-0.0945in" svg:y="4.2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7" draw:text-style-name="P118" svg:width="0.4476in" svg:height="0.1906in" svg:x="-0.15in" svg:y="4.6106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8" draw:text-style-name="P118" svg:x1="0.2028in" svg:y1="5.0528in" svg:x2="-0.2445in" svg:y2="5.0528in"><text:p/></draw:line><draw:line draw:style-name="gr8" draw:text-style-name="P118" svg:x1="-0.2445in" svg:y1="5.3744in" svg:x2="0.2028in" svg:y2="5.3744in"><text:p/></draw:line><draw:frame draw:style-name="gr29" draw:text-style-name="P127" svg:width="0.7449in" svg:height="0.3831in" svg:x="0.1484in" svg:y="3.4028in"><draw:text-box><text:p text:style-name="P119"><text:span text:style-name="T96">Legend</text:span></text:p></draw:text-box></draw:frame><draw:custom-shape draw:style-name="gr30" draw:text-style-name="P118" svg:width="1.9362in" svg:height="2.4858in" svg:x="-0.3925in" svg:y="3.2717in"><text:p/><draw:enhanced-geometry svg:viewBox="0 0 21600 21600" draw:type="rectangle" draw:enhanced-path="M 0 0 L 21600 0 21600 21600 0 21600 0 0 Z N"/></draw:custom-shape><draw:g draw:style-name="gr31"><draw:custom-shape draw:style-name="gr32" draw:text-style-name="P115" xml:id="id1" draw:id="id1" svg:width="1.5488in" svg:height="1.3378in" svg:x="1.7539in" svg:y="1.7354in"><text:p text:style-name="P114"><text:span text:style-name="T92">Antennas Deployed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3" draw:text-style-name="P128" svg:width="1.4894in" svg:height="0.574in" svg:x="1.6929in" svg:y="0.5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18" svg:width="7.0004in" svg:height="6.5004in" svg:x="-0.3925in" svg:y="0.4043in"><text:p/><draw:enhanced-geometry svg:viewBox="0 0 21600 21600" draw:type="rectangle" draw:enhanced-path="M 0 0 L 21600 0 21600 21600 0 21600 0 0 Z N"/></draw:custom-shape></draw:g><draw:custom-shape draw:style-name="gr35" draw:text-style-name="P117" svg:width="1.2622in" svg:height="0.7657in" svg:x="-0.0161in" svg:y="0.978in"><text:p text:style-name="P116"><text:span text:style-name="T93">Science Mode**</text:span></text:p><draw:enhanced-geometry svg:viewBox="0 0 21600 21600" draw:type="rectangle" draw:enhanced-path="M 0 0 L 21600 0 21600 21600 0 21600 0 0 Z N"/></draw:custom-shape><draw:line draw:style-name="gr13" draw:text-style-name="P118" svg:x1="1.2642in" svg:y1="1.2803in" svg:x2="5.5839in" svg:y2="1.2803in"><text:p/></draw:line><draw:frame draw:style-name="gr36" draw:text-style-name="P120" svg:width="1.626in" svg:height="0.4122in" svg:x="-0.2441in" svg:y="5.9189in"><draw:text-box><text:p text:style-name="P119"><text:span text:style-name="T94">* * Optional Mode</text:span></text:p></draw:text-box></draw:frame><draw:frame draw:style-name="gr37" draw:text-style-name="P123" svg:width="1.0106in" svg:height="0.4386in" svg:x="3.7059in" svg:y="1.0398in"><draw:text-box><text:p text:style-name="P119"><text:span text:style-name="T95">“</text:span><text:span text:style-name="T95">Science” Mode**</text:span></text:p></draw:text-box></draw:frame><draw:line draw:style-name="gr13" draw:text-style-name="P118" svg:x1="5.5646in" svg:y1="4.9551in" svg:x2="5.5646in" svg:y2="1.285in"><text:p/></draw:line></draw:g>Figure 1</text:p>
      <text:h text:style-name="P49" text:outline-level="2"><text:change-end text:change-id="ct93920475663920"/>Operational Timing Requirements</text:h>
      <text:h text:style-name="P51" text:outline-level="3"><text:span text:style-name="RMTrak_20_Tags_20_Char">FOX1:SR:3.13.1</text:span>The satellite shall satisfy the operational times shown in Table 5. <text:span text:style-name="RMTrak_20_Tags_20_Char">[FOX1:CR:24] [FOX1:CR:25] [FOX1:CR:27] [FOX1:CR:34] {Implementor = RFTX;IHU}~</text:span></text:h>
      <text:p text:style-name="P3"/>
      <text:p text:style-name="P3">Table 5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8">FUNCTION</text:p>
          </table:table-cell>
          <table:table-cell table:style-name="Table6.B1" office:value-type="string">
            <text:p text:style-name="P22"><text:span text:style-name="T54">TIME (</text:span><text:span text:style-name="T55"></text:span><text:span text:style-name="T54"> 5%)</text:span></text:p>
          </table:table-cell>
          <table:table-cell table:style-name="Table6.C1" office:value-type="string">
            <text:p text:style-name="P28">OPERATIIONAL CONDITIONS</text:p>
          </table:table-cell>
        </table:table-row>
        <table:table-row table:style-name="Table6.2">
          <table:table-cell table:style-name="Table6.A2" office:value-type="string">
            <text:p text:style-name="P29">Burn Resistor Activation</text:p>
          </table:table-cell>
          <table:table-cell table:style-name="Table6.B2" office:value-type="string">
            <text:p text:style-name="P22"><text:span text:style-name="T56"></text:span><text:span text:style-name="T57"> 4 seconds</text:span></text:p>
          </table:table-cell>
          <table:table-cell table:style-name="Table6.C2" office:value-type="string">
            <text:p text:style-name="P30">Time allotted for the (activated) burn resistors’ initial melting of the deployable antenna restrainers</text:p>
          </table:table-cell>
        </table:table-row>
        <table:table-row table:style-name="Table6.1">
          <table:table-cell table:style-name="Table6.A3" office:value-type="string">
            <text:p text:style-name="P29">Burn Resistors RE-activation</text:p>
          </table:table-cell>
          <table:table-cell table:style-name="Table6.B3" office:value-type="string">
            <text:p text:style-name="P22"><text:span text:style-name="T56"></text:span><text:span text:style-name="T57"> 20 seconds</text:span></text:p>
          </table:table-cell>
          <table:table-cell table:style-name="Table6.C3" office:value-type="string">
            <text:p text:style-name="P30">Time allotted for the (RE-activated) burn resistors’ subsequent melting of the deployable antenna restrainers</text:p>
          </table:table-cell>
        </table:table-row>
        <table:table-row table:style-name="Table6.1">
          <table:table-cell table:style-name="Table6.A4" office:value-type="string">
            <text:p text:style-name="P29">Deployment Switch Notification Delay</text:p>
          </table:table-cell>
          <table:table-cell table:style-name="Table6.B4" office:value-type="string">
            <text:p text:style-name="P22"><text:span text:style-name="T56"></text:span><text:span text:style-name="T57"> 115 seconds</text:span></text:p>
          </table:table-cell>
          <table:table-cell table:style-name="Table6.C4" office:value-type="string">
            <text:p text:style-name="P31">Delay time from deployment switch physical activation to electronic activation report.</text:p>
          </table:table-cell>
        </table:table-row>
        <table:table-row table:style-name="Table6.1">
          <table:table-cell table:style-name="Table6.A5" office:value-type="string">
            <text:p text:style-name="P29">IHU Boot-Up/POST</text:p>
          </table:table-cell>
          <table:table-cell table:style-name="Table6.B5" office:value-type="string">
            <text:p text:style-name="P34">&lt; 20 seconds</text:p>
          </table:table-cell>
          <table:table-cell table:style-name="Table6.C5" office:value-type="string">
            <text:p text:style-name="P31">Time for the Internal Housekeeping Unit (IHU) to boot-up and run Power On System Tests (POST)</text:p>
          </table:table-cell>
        </table:table-row>
        <table:table-row table:style-name="Table6.1">
          <table:table-cell table:style-name="Table6.A6" office:value-type="string">
            <text:p text:style-name="P29">Antenna/RF Initiation Delay</text:p>
          </table:table-cell>
          <table:table-cell table:style-name="Table6.B6" office:value-type="string">
            <text:p text:style-name="P22"><text:span text:style-name="T56"></text:span><text:span text:style-name="T57"> 50 minutes</text:span></text:p>
          </table:table-cell>
          <table:table-cell table:style-name="Table6.C6" office:value-type="string">
            <text:p text:style-name="P31">Antenna deployment and transmission inhibit time after dispenser launch</text:p>
          </table:table-cell>
        </table:table-row>
        <table:table-row table:style-name="Table6.1">
          <table:table-cell table:style-name="Table6.A7" office:value-type="string">
            <text:p text:style-name="P29">Beacon (Safe Mode) Duty Cycle</text:p>
          </table:table-cell>
          <table:table-cell table:style-name="Table6.B7" office:value-type="string">
            <text:p text:style-name="P22"><text:span text:style-name="T56"></text:span><text:span text:style-name="T57"> 2 minutes</text:span></text:p>
          </table:table-cell>
          <table:table-cell table:style-name="Table6.C7" office:value-type="string">
            <text:p text:style-name="P31">Elapsed time from end of beacon telemetry transmission to start of next beacon transmission while in <text:change-start text:change-id="ct93920476766528"/><text:span text:style-name="T71">BEACON MODE and </text:span><text:change-end text:change-id="ct93920476766528"/>SAFE MODE</text:p>
          </table:table-cell>
        </table:table-row>
        <table:table-row table:style-name="Table6.1">
          <table:table-cell table:style-name="Table6.A8" office:value-type="string">
            <text:p text:style-name="P29">Hang Timer</text:p>
          </table:table-cell>
          <table:table-cell table:style-name="Table6.B8" office:value-type="string">
            <text:p text:style-name="P22"><text:span text:style-name="T56"></text:span><text:span text:style-name="T57"> 30 seconds</text:span></text:p>
          </table:table-cell>
          <table:table-cell table:style-name="Table6.C8" office:value-type="string">
            <text:p text:style-name="P30">RF transmit carrier time after the uplink passband (aggregate) signal(s) no longer satisfy the threshold criteria.</text:p>
          </table:table-cell>
        </table:table-row>
        <table:table-row table:style-name="Table6.1">
          <table:table-cell table:style-name="Table6.A9" office:value-type="string">
            <text:p text:style-name="P29">Telemetry Period</text:p>
          </table:table-cell>
          <table:table-cell table:style-name="Table6.B9" office:value-type="string">
            <text:p text:style-name="P22"><text:span text:style-name="T56"></text:span><text:span text:style-name="T57"> 15 seconds</text:span></text:p>
          </table:table-cell>
          <table:table-cell table:style-name="Table6.C9" office:value-type="string">
            <text:p text:style-name="P31">Sampling period for all telemetry parameters</text:p>
          </table:table-cell>
        </table:table-row>
        <table:table-row table:style-name="Table6.10">
          <table:table-cell table:style-name="Table6.A10" office:value-type="string">
            <text:p text:style-name="P29">‍<text:span text:style-name="T84">Telemetry Tx Period</text:span></text:p>
          </table:table-cell>
          <table:table-cell table:style-name="Table6.B10" office:value-type="string">
            <text:p text:style-name="P24">~ TBD seconds</text:p>
          </table:table-cell>
          <table:table-cell table:style-name="Table6.C10" office:value-type="string">
            <text:p text:style-name="P33">Timer for sending telemetry</text:p>
          </table:table-cell>
        </table:table-row>
        <table:table-row table:style-name="Table6.1">
          <table:table-cell table:style-name="Table6.A11" office:value-type="string">
            <text:p text:style-name="P29">ENABLE TX Confirm</text:p>
          </table:table-cell>
          <table:table-cell table:style-name="Table6.B11" office:value-type="string">
            <text:p text:style-name="P22"><text:span text:style-name="T56"></text:span><text:span text:style-name="T57"> 3 minutes</text:span></text:p>
          </table:table-cell>
          <table:table-cell table:style-name="Table6.C11" office:value-type="string">
            <text:p text:style-name="P30">Time after receipt of ENABLE TX command before transmitting a telemetry beacon</text:p>
          </table:table-cell>
        </table:table-row>
        <table:table-row table:style-name="Table6.1">
          <table:table-cell table:style-name="Table6.A12" office:value-type="string">
            <text:p text:style-name="P29">Watchdog Timer</text:p>
          </table:table-cell>
          <table:table-cell table:style-name="Table6.B12" office:value-type="string">
            <text:p text:style-name="P22"><text:span text:style-name="T56"></text:span><text:span text:style-name="T57"> 10 seconds</text:span></text:p>
          </table:table-cell>
          <table:table-cell table:style-name="Table6.C12" office:value-type="string">
            <text:p text:style-name="P30">If IHU-directed tasks do not report back within this time period, the satellite will reset.</text:p>
          </table:table-cell>
        </table:table-row>
        <table:table-row table:style-name="Table6.13">
          <table:table-cell table:style-name="Table6.A13" office:value-type="string">
            <text:p text:style-name="P29">‍<text:span text:style-name="T71">No </text:span><text:span text:style-name="T79">C</text:span><text:span text:style-name="T71">ommand-</text:span><text:span text:style-name="T79">D</text:span><text:span text:style-name="T71">etected timer</text:span></text:p>
          </table:table-cell>
          <table:table-cell table:style-name="Table6.B13" office:value-type="string">
            <text:p text:style-name="P23">~ TBD minutes</text:p>
          </table:table-cell>
          <table:table-cell table:style-name="Table6.C13" office:value-type="string">
            <text:p text:style-name="P32">Timer to determine possible Receiver malfunction. <text:span text:style-name="T72">If timer elapses, satellite will enter TRANSMITTER INHIBIT and await command.</text:span></text:p>
          </table:table-cell>
        </table:table-row>
        <table:table-row table:style-name="Table6.14">
          <table:table-cell table:style-name="Table6.A14" office:value-type="string">
            <text:p text:style-name="P29"><text:change text:change-id="ct93920476373888"/></text:p>
          </table:table-cell>
          <table:table-cell table:style-name="Table6.B14" office:value-type="string">
            <text:p text:style-name="P23"/>
          </table:table-cell>
          <table:table-cell table:style-name="Table6.C14" office:value-type="string">
            <text:p text:style-name="P32"/>
          </table:table-cell>
        </table:table-row>
        <table:table-row table:style-name="Table6.13">
          <table:table-cell table:style-name="Table6.A15" office:value-type="string">
            <text:p text:style-name="P29"/>
          </table:table-cell>
          <table:table-cell table:style-name="Table6.B15" office:value-type="string">
            <text:p text:style-name="P23"/>
          </table:table-cell>
          <table:table-cell table:style-name="Table6.C15" office:value-type="string">
            <text:p text:style-name="P32"/>
          </table:table-cell>
        </table:table-row>
      </table:table>
      <text:p text:style-name="P40"><text:change-start text:change-id="ct93920476375952"/></text:p>
      <text:p text:style-name="P41"><text:change-end text:change-id="ct93920476375952"/></text:p>
      <text:h text:style-name="Heading_20_1" text:outline-level="1">External Interface Documents</text:h>
      <text:p text:style-name="P1">To fully specify the satellite’s technical requirements, the following documents should be consulted:</text:p>
      <text:list xml:id="list3601294206" text:style-name="WWNum35">
        <text:list-item>
          <text:p text:style-name="P107">IARU Coordinated Frequency Plan</text:p>
        </text:list-item>
        <text:list-item>
          <text:p text:style-name="P107">Downlink Specification</text:p>
        </text:list-item>
        <text:list-item>
          <text:p text:style-name="P107">Control Interface Specification</text:p>
        </text:list-item>
        <text:list-item>
          <text:p text:style-name="P107">Experiment Payload Specification</text:p>
        </text:list-item>
      </text:list>
      <text:p text:style-name="P2"/>
      <text:h text:style-name="Heading_20_1" text:outline-level="1">Summary</text:h>
      <text:p text:style-name="Standard"><text:span text:style-name="T18">The </text:span><text:span text:style-name="T34">Fox-Plus</text:span><text:span text:style-name="T35">-A</text:span><text:span text:style-name="T18"> satellite will be AMSAT's </text:span><text:span text:style-name="T24">second</text:span><text:span text:style-name="T18"> linear transponder CubeSat; </text:span><text:span text:style-name="T26">the first being the Fox-1E.</text:span><text:span text:style-name="T18"> Its primary mission is to provide </text:span><text:span text:style-name="T26">reliable </text:span><text:span text:style-name="T18">linear transponder</text:span><text:span text:style-name="T34"> </text:span><text:span text:style-name="T18">communications capability. The secondary mission </text:span><text:span text:style-name="T26">could be</text:span><text:span text:style-name="T18"> to host a</text:span><text:span text:style-name="T26">n</text:span><text:span text:style-name="T18"> <text:s/>experiment paylo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stroke-dash draw:name="Double_20_Dash" draw:display-name="Double Dash" draw:style="rect" draw:dots1="1" draw:dots1-length="454%" draw:distance="170%"/>
    <draw:stroke-dash draw:name="Long_20_Dash" draw:display-name="Long Dash" draw:style="rect" draw:dots1="1" draw:dots1-length="227%" draw:distance="170%"/>
    <draw:stroke-dash draw:name="Long_20_Dash_20__28_Rounded_29_" draw:display-name="Long Dash (Rounded)" draw:style="round" draw:dots1="1" draw:dots1-length="171%" draw:distance="22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.6874in" fo:margin-right="0in" fo:margin-top="0.0835in" fo:margin-bottom="0in" style:contextual-spacing="false" fo:text-indent="0in" style:auto-text-indent="false"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0835in" fo:margin-bottom="0.0417in" style:contextual-spacing="false"/>
      <style:text-properties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auto-update="true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color="#0000ff" loext:opacity="100%" style:font-name="Arial" fo:font-family="Arial" style:font-family-generic="roman" style:font-pitch="variable" style:font-size-complex="12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1" fo:font-family="'Courier New'" style:font-family-generic="roman" style:font-pitch="variable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cimal_20_Aligned" style:display-name="Decimal Aligned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25in" style:type="char" style:char=",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/>
    </style:style>
    <style:style style:name="RMTrak_20_Tags" style:display-name="RMTrak Tags" style:family="paragraph" style:parent-style-name="Heading_20_3" loext:linked-style-name="RMTrak_20_Tags_20_Char" style:default-outline-level="3" style:list-style-name="">
      <style:text-properties fo:color="#ff0000" loext:opacity="100%" fo:font-weight="bold" style:font-weight-asian="bold" text:display="none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14pt" fo:language="en" fo:country="US" fo:font-weight="bold" style:letter-kerning="true" style:font-size-asian="14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style-complex="italic" style:font-weight-complex="bold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loext:linked-style-name="Footnote"/>
    <style:style style:name="Subtle_20_Emphasis" style:display-name="Subtle Emphasis" style:family="text">
      <style:text-properties fo:color="#000000" loext:opacity="100%" fo:font-style="italic" style:font-style-asian="italic" style:font-style-complex="italic"/>
    </style:style>
    <style:style style:name="RMTrak_20_Tags_20_Char" style:display-name="RMTrak Tags Char" style:family="text" loext:linked-style-name="RMTrak_20_Tags">
      <style:text-properties fo:color="#ff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weight-complex="bold" text:display="non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2pt" fo:font-weight="bold"/>
    </style:style>
    <style:style style:name="ListLabel_20_201" style:display-name="ListLabel 201" style:family="text">
      <style:text-properties fo:color="#000000" loext:opacity="100%" style:font-name="Arial" fo:font-family="Arial" style:font-family-generic="roman" style:font-pitch="variable" fo:font-size="10pt" fo:font-style="normal" fo:font-weight="bold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9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outline-level-style>
      <text:outline-level-style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outline-level-style>
      <text:outline-level-style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outline-level-style>
      <text:outline-level-style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in" fo:text-indent="-0.1in" fo:margin-left="0.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8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text:style-name="ListLabel_20_290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ListLabel_20_29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text:style-name="ListLabel_20_29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text:style-name="ListLabel_20_293" loext:num-list-format="%5%)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text:style-name="ListLabel_20_29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text:style-name="ListLabel_20_295" loext:num-list-format="%7%)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00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style="italic" style:font-size-asian="12pt" style:font-style-asian="italic" style:font-size-complex="12pt"/>
    </style:style>
    <style:style style:name="MT3" style:family="text">
      <style:text-properties fo:font-size="12pt" fo:font-style="italic" officeooo:rsid="0012933e" style:font-size-asian="12pt" style:font-style-asian="italic" style:font-size-complex="12pt"/>
    </style:style>
    <style:style style:name="MT4" style:family="text">
      <style:text-properties fo:font-size="12pt" fo:font-style="italic" officeooo:rsid="0064a92e" style:font-size-asian="12pt" style:font-style-asian="italic" style:font-size-complex="12pt"/>
    </style:style>
    <style:style style:name="MT5" style:family="text">
      <style:text-properties fo:font-style="italic" fo:font-weight="bold" style:font-style-asian="italic" style:font-weight-asian="bold"/>
    </style:style>
    <style:style style:name="MT6" style:family="text">
      <style:text-properties fo:font-weight="bold" style:font-weight-asian="bold"/>
    </style:style>
    <style:style style:name="MT7" style:family="text"/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2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93920474190144" text:id="ct93920474190144">
            <text:insertion>
              <office:change-info>
                <dc:creator>Mike Moore</dc:creator>
                <dc:date>2022-12-06T10:20:59</dc:date>
              </office:change-info>
            </text:insertion>
          </text:changed-region>
          <text:changed-region xml:id="ct93920474196960" text:id="ct93920474196960">
            <text:insertion>
              <office:change-info>
                <dc:creator>Mike Moore</dc:creator>
                <dc:date>2022-12-06T10:21:00</dc:date>
              </office:change-info>
            </text:insertion>
          </text:changed-region>
        </text:tracked-changes>
        <text:p text:style-name="Header"><text:span text:style-name="Title1"><text:span text:style-name="MT1">AMSAT</text:span></text:span><text:span text:style-name="Title1"><text:span text:style-name="MT2"> Fox</text:span></text:span><draw:custom-shape text:anchor-type="char" draw:z-index="15" draw:name="Text Box 1" draw:style-name="Mgr1" draw:text-style-name="MP1" svg:width="0.6524in" svg:height="0.6516in" svg:x="6.1146in" svg:y="0.4098in"><text:p text:style-name="Frame_20_contents"><draw:frame draw:style-name="Mfr1" draw:name="Picture 1" text:anchor-type="as-char" svg:width="0.452in" svg:height="0.552in" draw:z-index="47"><draw:image xlink:href="Pictures/10007754000005440000066CEC3291E81D463083.emf" xlink:type="simple" xlink:show="embed" xlink:actuate="onLoad" draw:mime-type="image/x-emf"/><draw:image xlink:href="Pictures/10000001000000330000003EE4CA8F20186EDC2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itle1"><text:span text:style-name="MT2">-</text:span></text:span><text:span text:style-name="Title1"><text:span text:style-name="MT3">Plus</text:span></text:span><text:change-start text:change-id="ct93920474190144"/><text:span text:style-name="Title1"><text:span text:style-name="MT3">-</text:span></text:span><text:change-end text:change-id="ct93920474190144"/><text:change-start text:change-id="ct93920474196960"/><text:span text:style-name="Title1"><text:span text:style-name="MT4">A</text:span></text:span><text:change-end text:change-id="ct93920474196960"/></text:p>
        <text:p text:style-name="Header"><text:span text:style-name="Title1"><text:span text:style-name="MT1">System Requirements</text:span></text:span></text:p>
      </style:header>
      <style:footer>
        <text:p text:style-name="Standard"><text:span text:style-name="MT5"><text:tab/><text:tab/><text:tab/><text:tab/><text:tab/></text:span><text:span text:style-name="MT6">Page </text:span><text:span text:style-name="page_20_number"><text:page-number text:select-page="current">16</text:page-number></text:span><text:span text:style-name="page_20_number"><text:s/>of </text:span><text:span text:style-name="page_20_number"><text:page-count>16</text:page-count></text:span></text:p>
        <text:p text:style-name="Standard"/>
        <text:p text:style-name="Standard"/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e: 30-Jan-09</dc:title>
    <meta:initial-creator>Anthony Monteiro;Jerry Buxton</meta:initial-creator>
    <meta:editing-cycles>55</meta:editing-cycles>
    <meta:print-date>2016-04-07T03:43:00</meta:print-date>
    <meta:creation-date>2016-10-29T02:18:00</meta:creation-date>
    <dc:date>2022-12-07T16:54:56.255173169</dc:date>
    <meta:editing-duration>PT19H10M52S</meta:editing-duration>
    <meta:generator>LibreOffice/7.3.7.2$Linux_X86_64 LibreOffice_project/30$Build-2</meta:generator>
    <dc:creator>Mike Moore</dc:creator>
    <meta:document-statistic meta:table-count="6" meta:image-count="3" meta:object-count="0" meta:page-count="16" meta:paragraph-count="297" meta:word-count="2916" meta:character-count="18681" meta:non-whitespace-character-count="16112"/>
    <meta:user-defined meta:name="AppVersion">15.0000</meta:user-defined>
    <meta:user-defined meta:name="Company">Net Worth Systems</meta:user-defined>
    <meta:user-defined meta:name="Document Revision">1.00</meta:user-defined>
    <meta:template xlink:type="simple" xlink:actuate="onRequest" xlink:title="Normal.dotm" xlink:href=""/>
  </office:meta>
</office:document-meta>
</file>